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Таблица1" style:family="table">
      <style:table-properties style:width="18.009cm" fo:margin-left="0cm" table:align="left"/>
    </style:style>
    <style:style style:name="Таблица1.A" style:family="table-column">
      <style:table-column-properties style:column-width="0.96cm"/>
    </style:style>
    <style:style style:name="Таблица1.B" style:family="table-column">
      <style:table-column-properties style:column-width="8.5cm"/>
    </style:style>
    <style:style style:name="Таблица1.C" style:family="table-column">
      <style:table-column-properties style:column-width="8.55cm"/>
    </style:style>
    <style:style style:name="Таблица1.1" style:family="table-row">
      <style:table-row-properties style:min-row-height="0.596cm"/>
    </style:style>
    <style:style style:name="Таблица1.A1" style:family="table-cell">
      <style:table-cell-properties style:writing-mode="page"/>
    </style:style>
    <style:style style:name="Таблица1.B1" style:family="table-cell">
      <style:table-cell-properties style:vertical-align="middle" fo:padding="0cm" fo:border="none" style:writing-mode="page"/>
    </style:style>
    <style:style style:name="Таблица1.B2" style:family="table-cell">
      <style:table-cell-properties fo:padding="0cm" fo:border="none" style:writing-mode="page"/>
    </style:style>
    <style:style style:name="Таблица1.B3" style:family="table-cell">
      <style:table-cell-properties fo:padding="0cm" fo:border="none" style:writing-mode="page"/>
    </style:style>
    <style:style style:name="Таблица1.B4" style:family="table-cell">
      <style:table-cell-properties fo:padding="0cm" fo:border="none" style:writing-mode="page"/>
    </style:style>
    <style:style style:name="Таблица1.B5" style:family="table-cell">
      <style:table-cell-properties fo:padding="0cm" fo:border="none" style:writing-mode="page"/>
    </style:style>
    <style:style style:name="Таблица1.B6" style:family="table-cell">
      <style:table-cell-properties fo:padding="0cm" fo:border="none" style:writing-mode="page"/>
    </style:style>
    <style:style style:name="Таблица1.B7" style:family="table-cell">
      <style:table-cell-properties fo:padding="0cm" fo:border="none" style:writing-mode="page"/>
    </style:style>
    <style:style style:name="Таблица1.A8" style:family="table-cell">
      <style:table-cell-properties fo:padding="0cm" fo:border="none" style:writing-mode="page"/>
    </style:style>
    <style:style style:name="Таблица1.B8" style:family="table-cell">
      <style:table-cell-properties fo:padding="0cm" fo:border="none" style:writing-mode="page"/>
    </style:style>
    <style:style style:name="Таблица1.C8" style:family="table-cell">
      <style:table-cell-properties fo:padding="0cm" fo:border="none" style:writing-mode="page"/>
    </style:style>
    <style:style style:name="Таблица1.A9" style:family="table-cell">
      <style:table-cell-properties fo:padding="0cm" fo:border="none" style:writing-mode="page"/>
    </style:style>
    <style:style style:name="Таблица1.B9" style:family="table-cell">
      <style:table-cell-properties fo:padding="0cm" fo:border="none" style:writing-mode="page"/>
    </style:style>
    <style:style style:name="Таблица1.C9" style:family="table-cell">
      <style:table-cell-properties fo:padding="0cm" fo:border="none" style:writing-mode="page"/>
    </style:style>
    <style:style style:name="Таблица1.A10" style:family="table-cell">
      <style:table-cell-properties fo:padding="0cm" fo:border="none" style:writing-mode="page"/>
    </style:style>
    <style:style style:name="Таблица1.B10" style:family="table-cell">
      <style:table-cell-properties fo:padding="0cm" fo:border="none" style:writing-mode="page"/>
    </style:style>
    <style:style style:name="Таблица1.C10" style:family="table-cell">
      <style:table-cell-properties fo:padding="0cm" fo:border="none" style:writing-mode="page"/>
    </style:style>
    <style:style style:name="Таблица1.A11" style:family="table-cell">
      <style:table-cell-properties fo:padding="0cm" fo:border="none" style:writing-mode="page"/>
    </style:style>
    <style:style style:name="Таблица1.B11" style:family="table-cell">
      <style:table-cell-properties fo:padding="0cm" fo:border="none" style:writing-mode="page"/>
    </style:style>
    <style:style style:name="Таблица1.C11" style:family="table-cell">
      <style:table-cell-properties fo:padding="0cm" fo:border="none" style:writing-mode="page"/>
    </style:style>
    <style:style style:name="Таблица1.A12" style:family="table-cell">
      <style:table-cell-properties fo:padding="0cm" fo:border="none" style:writing-mode="page"/>
    </style:style>
    <style:style style:name="Таблица1.B12" style:family="table-cell">
      <style:table-cell-properties fo:padding="0cm" fo:border="none" style:writing-mode="page"/>
    </style:style>
    <style:style style:name="Таблица1.C12" style:family="table-cell">
      <style:table-cell-properties fo:padding="0cm" fo:border="none" style:writing-mode="page"/>
    </style:style>
    <style:style style:name="Таблица1.A13" style:family="table-cell">
      <style:table-cell-properties fo:padding="0cm" fo:border="none" style:writing-mode="page"/>
    </style:style>
    <style:style style:name="Таблица1.B13" style:family="table-cell">
      <style:table-cell-properties fo:padding="0cm" fo:border="none" style:writing-mode="page"/>
    </style:style>
    <style:style style:name="Таблица1.C13" style:family="table-cell">
      <style:table-cell-properties fo:padding="0cm" fo:border="none" style:writing-mode="page"/>
    </style:style>
    <style:style style:name="Таблица1.A14" style:family="table-cell">
      <style:table-cell-properties fo:padding="0cm" fo:border="none" style:writing-mode="page"/>
    </style:style>
    <style:style style:name="Таблица1.B14" style:family="table-cell">
      <style:table-cell-properties fo:padding="0cm" fo:border="none" style:writing-mode="page"/>
    </style:style>
    <style:style style:name="Таблица1.C14" style:family="table-cell">
      <style:table-cell-properties fo:padding="0cm" fo:border="none" style:writing-mode="page"/>
    </style:style>
    <style:style style:name="Таблица1.A15" style:family="table-cell">
      <style:table-cell-properties fo:padding="0cm" fo:border="none" style:writing-mode="page"/>
    </style:style>
    <style:style style:name="Таблица1.B15" style:family="table-cell">
      <style:table-cell-properties fo:padding="0cm" fo:border="none" style:writing-mode="page"/>
    </style:style>
    <style:style style:name="Таблица1.C15" style:family="table-cell">
      <style:table-cell-properties fo:padding="0cm" fo:border="none" style:writing-mode="page"/>
    </style:style>
    <style:style style:name="Таблица1.A16" style:family="table-cell">
      <style:table-cell-properties fo:padding="0cm" fo:border="none" style:writing-mode="page"/>
    </style:style>
    <style:style style:name="Таблица1.B16" style:family="table-cell">
      <style:table-cell-properties fo:padding="0cm" fo:border="none" style:writing-mode="page"/>
    </style:style>
    <style:style style:name="Таблица1.C16" style:family="table-cell">
      <style:table-cell-properties fo:padding="0cm" fo:border="none" style:writing-mode="page"/>
    </style:style>
    <style:style style:name="Таблица1.A17" style:family="table-cell">
      <style:table-cell-properties fo:padding="0cm" fo:border="none" style:writing-mode="page"/>
    </style:style>
    <style:style style:name="Таблица1.B17" style:family="table-cell">
      <style:table-cell-properties fo:padding="0cm" fo:border="none" style:writing-mode="page"/>
    </style:style>
    <style:style style:name="Таблица1.C17" style:family="table-cell">
      <style:table-cell-properties fo:padding="0cm" fo:border="none" style:writing-mode="page"/>
    </style:style>
    <style:style style:name="Таблица1.A18" style:family="table-cell">
      <style:table-cell-properties fo:padding="0cm" fo:border="none" style:writing-mode="page"/>
    </style:style>
    <style:style style:name="Таблица1.B18" style:family="table-cell">
      <style:table-cell-properties fo:padding="0cm" fo:border="none" style:writing-mode="page"/>
    </style:style>
    <style:style style:name="Таблица1.C18" style:family="table-cell">
      <style:table-cell-properties fo:padding="0cm" fo:border="none" style:writing-mode="page"/>
    </style:style>
    <style:style style:name="Таблица1.A19" style:family="table-cell">
      <style:table-cell-properties fo:padding="0cm" fo:border="none" style:writing-mode="page"/>
    </style:style>
    <style:style style:name="Таблица1.B19" style:family="table-cell">
      <style:table-cell-properties fo:padding="0cm" fo:border="none" style:writing-mode="page"/>
    </style:style>
    <style:style style:name="Таблица1.C19" style:family="table-cell">
      <style:table-cell-properties fo:padding="0cm" fo:border="none" style:writing-mode="page"/>
    </style:style>
    <style:style style:name="Таблица1.A20" style:family="table-cell">
      <style:table-cell-properties fo:padding="0cm" fo:border="none" style:writing-mode="page"/>
    </style:style>
    <style:style style:name="Таблица1.B20" style:family="table-cell">
      <style:table-cell-properties fo:padding="0cm" fo:border="none" style:writing-mode="page"/>
    </style:style>
    <style:style style:name="Таблица1.C20" style:family="table-cell">
      <style:table-cell-properties fo:padding="0cm" fo:border="none" style:writing-mode="page"/>
    </style:style>
    <style:style style:name="Таблица1.A21" style:family="table-cell">
      <style:table-cell-properties fo:padding="0cm" fo:border="none" style:writing-mode="page"/>
    </style:style>
    <style:style style:name="Таблица1.B21" style:family="table-cell">
      <style:table-cell-properties fo:padding="0cm" fo:border="none" style:writing-mode="page"/>
    </style:style>
    <style:style style:name="Таблица1.C21" style:family="table-cell">
      <style:table-cell-properties fo:padding="0cm" fo:border="none" style:writing-mode="page"/>
    </style:style>
    <style:style style:name="Таблица1.A22" style:family="table-cell">
      <style:table-cell-properties fo:padding="0cm" fo:border="none" style:writing-mode="page"/>
    </style:style>
    <style:style style:name="Таблица1.B22" style:family="table-cell">
      <style:table-cell-properties fo:padding="0cm" fo:border="none" style:writing-mode="page"/>
    </style:style>
    <style:style style:name="Таблица1.C22" style:family="table-cell">
      <style:table-cell-properties fo:padding="0cm" fo:border="none" style:writing-mode="page"/>
    </style:style>
    <style:style style:name="Таблица1.A23" style:family="table-cell">
      <style:table-cell-properties fo:padding="0cm" fo:border="none" style:writing-mode="page"/>
    </style:style>
    <style:style style:name="Таблица1.B23" style:family="table-cell">
      <style:table-cell-properties fo:padding="0cm" fo:border="none" style:writing-mode="page"/>
    </style:style>
    <style:style style:name="Таблица1.C23" style:family="table-cell">
      <style:table-cell-properties fo:padding="0cm" fo:border="none" style:writing-mode="page"/>
    </style:style>
    <style:style style:name="Таблица1.A24" style:family="table-cell">
      <style:table-cell-properties fo:padding="0cm" fo:border="none" style:writing-mode="page"/>
    </style:style>
    <style:style style:name="Таблица1.B24" style:family="table-cell">
      <style:table-cell-properties fo:padding="0cm" fo:border="none" style:writing-mode="page"/>
    </style:style>
    <style:style style:name="Таблица1.C24" style:family="table-cell">
      <style:table-cell-properties fo:padding="0cm" fo:border="none" style:writing-mode="page"/>
    </style:style>
    <style:style style:name="Таблица1.A25" style:family="table-cell">
      <style:table-cell-properties fo:padding="0cm" fo:border="none" style:writing-mode="page"/>
    </style:style>
    <style:style style:name="Таблица1.B25" style:family="table-cell">
      <style:table-cell-properties fo:padding="0cm" fo:border="none" style:writing-mode="page"/>
    </style:style>
    <style:style style:name="Таблица1.C25" style:family="table-cell">
      <style:table-cell-properties fo:padding="0cm" fo:border="none" style:writing-mode="page"/>
    </style:style>
    <style:style style:name="Таблица1.B26" style:family="table-cell">
      <style:table-cell-properties fo:padding="0cm" fo:border="none" style:writing-mode="page"/>
    </style:style>
    <style:style style:name="P1" style:family="paragraph" style:parent-style-name="Heading_20_2">
      <style:text-properties fo:font-size="28.5pt" officeooo:paragraph-rsid="0019fe3e"/>
    </style:style>
    <style:style style:name="P2" style:family="paragraph" style:parent-style-name="Preformatted_20_Text">
      <style:paragraph-properties fo:margin-top="0cm" fo:margin-bottom="0.499cm" style:contextual-spacing="false"/>
    </style:style>
    <style:style style:name="P3" style:family="paragraph" style:parent-style-name="Table_20_Contents">
      <style:text-properties style:font-name="Liberation Serif" fo:font-size="28.5pt" style:font-name-asian="Noto Serif CJK SC" style:font-size-asian="18pt" style:font-name-complex="Lohit Devanagari" style:font-size-complex="18pt"/>
    </style:style>
    <style:style style:name="P4" style:family="paragraph" style:parent-style-name="Table_20_Contents">
      <style:text-properties style:font-name="Liberation Serif" fo:font-size="10pt" style:font-name-asian="Noto Serif CJK SC" style:font-size-asian="10pt" style:font-name-complex="Lohit Devanagari" style:font-size-complex="10pt"/>
    </style:style>
    <style:style style:name="P5" style:family="paragraph" style:parent-style-name="Table_20_Contents">
      <style:text-properties style:font-name="Liberation Serif" fo:font-size="10pt" style:font-name-asian="Noto Serif CJK SC" style:font-size-asian="8.75pt" style:font-name-complex="Lohit Devanagari" style:font-size-complex="10pt"/>
    </style:style>
    <style:style style:name="P6" style:family="paragraph" style:parent-style-name="Table_20_Contents">
      <style:text-properties style:font-name="Liberation Serif" fo:font-size="10pt" officeooo:paragraph-rsid="001a0027" style:font-name-asian="Noto Serif CJK SC" style:font-size-asian="8.75pt" style:font-name-complex="Lohit Devanagari" style:font-size-complex="10pt"/>
    </style:style>
    <style:style style:name="P7" style:family="paragraph" style:parent-style-name="Table_20_Contents">
      <style:text-properties style:font-name="Liberation Serif" fo:font-size="10pt" officeooo:paragraph-rsid="001ad81c" style:font-name-asian="Noto Serif CJK SC" style:font-size-asian="8.75pt" style:font-name-complex="Lohit Devanagari" style:font-size-complex="10pt"/>
    </style:style>
    <style:style style:name="P8" style:family="paragraph" style:parent-style-name="Table_20_Contents">
      <style:text-properties style:font-name="Liberation Serif" fo:font-size="10pt" officeooo:paragraph-rsid="001b5365" style:font-name-asian="Noto Serif CJK SC" style:font-size-asian="8.75pt" style:font-name-complex="Lohit Devanagari" style:font-size-complex="10pt"/>
    </style:style>
    <style:style style:name="P9" style:family="paragraph" style:parent-style-name="Table_20_Contents">
      <style:text-properties style:font-name="Liberation Serif" fo:font-size="10pt" officeooo:paragraph-rsid="001c2a60" style:font-name-asian="Noto Serif CJK SC" style:font-size-asian="8.75pt" style:font-name-complex="Lohit Devanagari" style:font-size-complex="10pt"/>
    </style:style>
    <style:style style:name="P10" style:family="paragraph" style:parent-style-name="Table_20_Contents">
      <style:text-properties style:font-name="Liberation Serif" fo:font-size="10pt" officeooo:paragraph-rsid="0021ecb4" style:font-name-asian="Noto Serif CJK SC" style:font-size-asian="8.75pt" style:font-name-complex="Lohit Devanagari" style:font-size-complex="10pt"/>
    </style:style>
    <style:style style:name="P11" style:family="paragraph" style:parent-style-name="Table_20_Contents">
      <style:text-properties style:font-name="Liberation Serif" fo:font-size="10pt" officeooo:paragraph-rsid="002200d9" style:font-name-asian="Noto Serif CJK SC" style:font-size-asian="8.75pt" style:font-name-complex="Lohit Devanagari" style:font-size-complex="10pt"/>
    </style:style>
    <style:style style:name="P12" style:family="paragraph" style:parent-style-name="Text_20_body">
      <style:text-properties style:font-name="Liberation Serif" fo:font-size="28.5pt" style:font-name-asian="Noto Serif CJK SC" style:font-size-asian="18pt" style:font-name-complex="Lohit Devanagari" style:font-size-complex="18pt"/>
    </style:style>
    <style:style style:name="P13" style:family="paragraph" style:parent-style-name="Text_20_body">
      <style:text-properties style:font-name="Liberation Serif" fo:font-size="10pt" officeooo:paragraph-rsid="0019fe3e" style:font-name-asian="Noto Serif CJK SC" style:font-size-asian="10pt" style:font-name-complex="Lohit Devanagari" style:font-size-complex="10pt"/>
    </style:style>
    <style:style style:name="P14" style:family="paragraph" style:parent-style-name="Text_20_body">
      <style:text-properties style:font-name="Liberation Serif" fo:font-size="10pt" style:font-name-asian="Noto Serif CJK SC" style:font-size-asian="10pt" style:font-name-complex="Lohit Devanagari" style:font-size-complex="10pt"/>
    </style:style>
    <style:style style:name="P15" style:family="paragraph" style:parent-style-name="Text_20_body">
      <style:text-properties style:font-name="Liberation Serif" fo:font-size="10pt" officeooo:paragraph-rsid="001ad81c" style:font-name-asian="Noto Serif CJK SC" style:font-size-asian="10pt" style:font-name-complex="Lohit Devanagari" style:font-size-complex="10pt"/>
    </style:style>
    <style:style style:name="P16" style:family="paragraph" style:parent-style-name="Text_20_body">
      <style:text-properties style:font-name="Liberation Serif" fo:font-size="10pt" officeooo:paragraph-rsid="001b22ff" style:font-name-asian="Noto Serif CJK SC" style:font-size-asian="10pt" style:font-name-complex="Lohit Devanagari" style:font-size-complex="10pt"/>
    </style:style>
    <style:style style:name="P17" style:family="paragraph" style:parent-style-name="Text_20_body">
      <style:text-properties style:font-name="Liberation Serif" fo:font-size="10pt" officeooo:paragraph-rsid="001b5365" style:font-name-asian="Noto Serif CJK SC" style:font-size-asian="10pt" style:font-name-complex="Lohit Devanagari" style:font-size-complex="10pt"/>
    </style:style>
    <style:style style:name="P18" style:family="paragraph" style:parent-style-name="Text_20_body">
      <style:text-properties style:font-name="Liberation Serif" fo:font-size="10pt" officeooo:paragraph-rsid="001c1417" style:font-name-asian="Noto Serif CJK SC" style:font-size-asian="10pt" style:font-name-complex="Lohit Devanagari" style:font-size-complex="10pt"/>
    </style:style>
    <style:style style:name="P19" style:family="paragraph" style:parent-style-name="Text_20_body">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officeooo:rsid="001a0027"/>
    </style:style>
    <style:style style:name="T3" style:family="text">
      <style:text-properties style:font-size-asian="10pt"/>
    </style:style>
    <style:style style:name="T4" style:family="text">
      <style:text-properties officeooo:rsid="001c1417"/>
    </style:style>
    <style:style style:name="T5" style:family="text">
      <style:text-properties officeooo:rsid="002200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Apache Spark Interview Questions Answers</text:h>
      <text:p text:style-name="Text_20_body"/>
      <text:p text:style-name="Text_20_body"/>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3"/>
          </table:table-cell>
          <table:table-cell table:style-name="Таблица1.B1" office:value-type="string">
            <text:p text:style-name="Standard"><text:span text:style-name="Strong_20_Emphasis"><text:span text:style-name="T1">Que 1. What is Apache Spark?</text:span></text:span></text:p>
          </table:table-cell>
          <table:table-cell table:style-name="Таблица1.A1" office:value-type="string">
            <text:p text:style-name="P4"/>
          </table:table-cell>
        </table:table-row>
        <table:table-row table:style-name="TableLine94190874963504">
          <table:table-cell table:style-name="Таблица1.A1" office:value-type="string">
            <text:p text:style-name="P3"/>
          </table:table-cell>
          <table:table-cell table:style-name="Таблица1.B2" office:value-type="string">
            <text:p text:style-name="P12"><text:a xlink:type="simple" xlink:href="https://data-flair.training/blogs/apache-spark-introduction-spark-comprehensive-tutorial/" text:style-name="Internet_20_link" text:visited-style-name="Visited_20_Internet_20_Link"><text:span text:style-name="Strong_20_Emphasis"><text:span text:style-name="T1">Spark</text:span></text:span></text:a><text:span text:style-name="T1"> is an open source big data framework. It has an expressive APIs to allow big data professionals to efficiently execute streaming as well as the batch. It provides faster and more general data processing platform engine. It is basically designed for fast computation. It was developed at UC Berkeley in 2009. Spark is an Apache project which is also known as “lighting fast cluster computing“. It distributes data in file system across the cluster, and process that data in parallel. It covers a wide range of workloads like batch applications, iterative algorithms, interactive queries and streaming. It lets you write an application in Java, Python or Scala.</text:span></text:p>
            <text:p text:style-name="Text_20_body"><text:span text:style-name="T1">It was developed to overcome the limitations of </text:span><text:a xlink:type="simple" xlink:href="https://data-flair.training/blogs/hadoop-mapreduce-introduction-tutorial-comprehensive-guide/" text:style-name="Internet_20_link" text:visited-style-name="Visited_20_Internet_20_Link"><text:span text:style-name="Strong_20_Emphasis"><text:span text:style-name="T1">MapReduce</text:span></text:span></text:a><text:span text:style-name="T1"> cluster computing paradigm. Spark keeps things in memory whereas map reduce keep shuffling things in and out of disk. It allows to cache data in memory which is beneficial in iterative algorithm those used in machine learning.<text:line-break/>Spark is easier to develop as it knows how to operate on data. It supports SQL queries, streaming data as well as graph data processing. Spark doesn’t need Hadoop to run, it can run on its own using other storages like Cassandra, S3 from which spark can read and write. In terms of speed spark run programs up to 100x faster in memory or 10x faster on disk than Map Reduce.</text:span></text:p>
            <text:p text:style-name="Text_20_body"><text:span text:style-name="T1">https://data-flair.training/forums/topic/what-is-apache-spark</text:span></text:p>
          </table:table-cell>
          <table:table-cell table:style-name="Таблица1.A1" office:value-type="string">
            <text:p text:style-name="P6">Spark - это фреймворк для больших данных с открытым исходным кодом. Он имеет <text:span text:style-name="T2">замечательные </text:span>API-интерфейсы, позволяющие профессионалам в области больших данных эффективно выполнять потоковую передачу, а также пакетную передачу. Он обеспечивает более быстрый и более общий движок платформы обработки данных. Он в основном предназначен для быстрых вычислений. Он был разработан в Калифорнийском университете в Беркли в 2009 году. Spark - это проект Apache, также известный как «<text:span text:style-name="T2">проведение </text:span>быстрых кластерных вычислений». Он распределяет данные в файловой системе по кластеру и обрабатывает эти данные параллельно. Он охватывает широкий спектр рабочих нагрузок, таких как пакетные приложения, итерационные алгоритмы, интерактивные запросы и потоковая передача. Он позволяет вам писать приложения на Java, Python или Scala.<text:line-break/><text:line-break/>Он был разработан для преодоления ограничений парадигмы кластерных вычислений MapReduce. Spark хранит вещи в памяти, тогда как map reduce перемещает вещи на диск и обратно. Это позволяет кэшировать данные в памяти, что полезно в итерационных алгоритмах, используемых в машинном обучении.<text:line-break/>Spark легче разрабатывать, поскольку он умеет работать с данными. Он поддерживает SQL-запросы, потоковую передачу данных, а также обработку графических данных. Spark не нуждается в Hadoop для запуска, он может работать сам по себе, используя другие хранилища, такие как Cassandra, S3, из которых Spark может читать и писать. Что касается скорости, <text:span text:style-name="T2">Spark </text:span>запуска<text:span text:style-name="T2">tn</text:span> <text:s/>программы до 100 раз быстрее в памяти или в 10 раз быстрее на диске, чем Map Reduce.</text:p>
          </table:table-cell>
        </table:table-row>
        <table:table-row table:style-name="TableLine94190874963504">
          <table:table-cell table:style-name="Таблица1.A1" office:value-type="string">
            <text:p text:style-name="P3"/>
          </table:table-cell>
          <table:table-cell table:style-name="Таблица1.B3" office:value-type="string">
            <text:p text:style-name="P15"><text:span text:style-name="Strong_20_Emphasis">Que 2. Why Apache Spark?</text:span></text:p>
          </table:table-cell>
          <table:table-cell table:style-name="Таблица1.A1" office:value-type="string">
            <text:p text:style-name="P3"/>
          </table:table-cell>
        </table:table-row>
        <table:table-row table:style-name="TableLine94190874963504">
          <table:table-cell table:style-name="Таблица1.A1" office:value-type="string">
            <text:p text:style-name="P3"/>
          </table:table-cell>
          <table:table-cell table:style-name="Таблица1.B4" office:value-type="string">
            <text:p text:style-name="P14">Basically, we had so many general purpose cluster computing tools. For example <text:a xlink:type="simple" xlink:href="https://data-flair.training/blogs/hadoop-mapreduce-tutorial/" text:style-name="Internet_20_link" text:visited-style-name="Visited_20_Internet_20_Link"><text:span text:style-name="Strong_20_Emphasis">Hadoop MapReduce</text:span></text:a>, Apache Storm, Apache Impala, Apache Storm, Apache Giraph and many more. But each one has some limitations in their functionality as well. Such as:</text:p>
            <text:p text:style-name="Text_20_body">1. Hadoop MapReduce can only allow for batch processing.<text:line-break/>2. If we talk about stream processing only Apache Storm / S4 can perform.<text:line-break/>3. Again for interactive processing, we need Apache Impala / Apache Tez.<text:line-break/><text:soft-page-break/>4. While we need to perform graph processing, we opt for Neo4j / Apache Giraph.</text:p>
            <text:p text:style-name="Text_20_body">Therefore, No single engine can perform all the tasks together. hence there was a big demand for a powerful engine that can process the data in real-time (streaming) as well as in batch mode<text:line-break/>Also, which can respond to sub-second and perform <text:a xlink:type="simple" xlink:href="https://data-flair.training/blogs/apache-spark-in-memory-computing/" text:style-name="Internet_20_link" text:visited-style-name="Visited_20_Internet_20_Link"><text:span text:style-name="Strong_20_Emphasis">in-memory processing</text:span></text:a><text:line-break/>.</text:p>
            <text:p text:style-name="Text_20_body">In this way, Apache Spark comes in picture. It is a powerful open-source engine that offers interactive processing, real-time <text:a xlink:type="simple" xlink:href="https://data-flair.training/blogs/apache-spark-streaming-tutorial/" text:style-name="Internet_20_link" text:visited-style-name="Visited_20_Internet_20_Link"><text:span text:style-name="Strong_20_Emphasis">stream processing</text:span></text:a>, graph processing, in-memory processing as well as batch processing. Even with very fast speed, ease of use and also standard interface at the same time.</text:p>
            <text:p text:style-name="Text_20_body">There are many more insights of Spark. To learn all, follow the link: <text:a xlink:type="simple" xlink:href="https://data-flair.training/blogs/apache-spark-for-beginners/" text:style-name="Internet_20_link" text:visited-style-name="Visited_20_Internet_20_Link"><text:span text:style-name="Strong_20_Emphasis">Apache Spark – A Complete Spark Tutorial for Beginners</text:span></text:a></text:p>
            <text:p text:style-name="P4"/>
          </table:table-cell>
          <table:table-cell table:style-name="Таблица1.A1" office:value-type="string">
            <text:p text:style-name="P5">По сути, у нас было так много универсальных инструментов для кластерных вычислений. Например, Hadoop MapReduce, Apache Storm, Apache Impala, Apache Storm, Apache Giraph и многие другие. Но у каждого из них также есть некоторые ограничения в их функциональности. Такие как:<text:line-break/><text:line-break/>1. Hadoop MapReduce поддерживает только пакетную обработку.<text:line-break/>2. Если говорить о потоковой обработке, то может выполнять только Apache Storm / S4.<text:line-break/>3. Снова для интерактивной обработки нам понадобится Apache Impala / Apache Tez.<text:line-break/>4. Хотя нам нужно выполнить обработку графиков, мы <text:soft-page-break/>выбрали Neo4j / Apache Giraph.<text:line-break/><text:line-break/>Следовательно, ни один движок не может выполнять все задачи вместе. следовательно, возникла большая потребность в мощном движке, который может обрабатывать данные в режиме реального времени (потоковая передача), а также в пакетном режиме.<text:line-break/>Кроме того, который может реагировать на секунды и выполнять обработку в памяти.<text:line-break/><text:line-break/>Таким образом появляется Apache Spark. Это мощный движок с открытым исходным кодом, который предлагает интерактивную обработку, потоковую обработку в реальном времени, обработку графиков, обработку в памяти, а также пакетную обработку. Даже с очень высокой скоростью, простотой использования и одновременно стандартным интерфейсом.<text:line-break/><text:line-break/>Есть еще много идей Spark. Чтобы узнать все, перейдите по ссылке: Apache Spark - Полное руководство по Spark для начинающих.</text:p>
          </table:table-cell>
        </table:table-row>
        <table:table-row table:style-name="TableLine94190874963504">
          <table:table-cell table:style-name="Таблица1.A1" office:value-type="string">
            <text:p text:style-name="P3"/>
          </table:table-cell>
          <table:table-cell table:style-name="Таблица1.B5" office:value-type="string">
            <text:p text:style-name="P4"><text:span text:style-name="Strong_20_Emphasis">Que 3. What are the components of Apache Spark Ecosystem?</text:span></text:p>
          </table:table-cell>
          <table:table-cell table:style-name="Таблица1.A1" office:value-type="string">
            <text:p text:style-name="P3"/>
          </table:table-cell>
        </table:table-row>
        <table:table-row table:style-name="TableLine94190874963504">
          <table:table-cell table:style-name="Таблица1.A1" office:value-type="string">
            <text:p text:style-name="P3"/>
          </table:table-cell>
          <table:table-cell table:style-name="Таблица1.B6" office:value-type="string">
            <text:p text:style-name="P14"><text:span text:style-name="Strong_20_Emphasis">Apache spark consists of following components<text:line-break/>1.Spark Core<text:line-break/>2.Spark SQL<text:line-break/>3.Spark Streaming<text:line-break/>4.MLlib<text:line-break/>5.GraphX</text:span></text:p>
            <text:p text:style-name="Text_20_body"><text:span text:style-name="Strong_20_Emphasis">Spark Core:</text:span> Spark Core contains the basic functionality of <text:span text:style-name="Strong_20_Emphasis">Spark</text:span>, including components for task scheduling, memory management, fault recovery, interacting with storage systems, and more. Spark Core is also home to the API that defines <text:a xlink:type="simple" xlink:href="https://data-flair.training/blogs/spark-rdd-operations-transformations-actions/" text:style-name="Internet_20_link" text:visited-style-name="Visited_20_Internet_20_Link"><text:span text:style-name="Strong_20_Emphasis">resilient distributed datasets (RDDs)</text:span></text:a>, which are Spark’s main programming abstraction.It also provides many APIs for building and manipulating these RDDS.</text:p>
            <text:p text:style-name="Text_20_body">Spark SQL: Spark SQL provides an interface to work with structured data.It allows querying in SQL as well as Apache <text:a xlink:type="simple" xlink:href="https://data-flair.training/blogs/apache-hive-tutorial/" text:style-name="Internet_20_link" text:visited-style-name="Visited_20_Internet_20_Link"><text:span text:style-name="Strong_20_Emphasis">Hive</text:span></text:a>variant of SQL(HQL).It supports many sources.</text:p>
            <text:p text:style-name="Text_20_body">Spark Streaming: It is spark component that enables processing of live streams of data.</text:p>
            <text:p text:style-name="Text_20_body"><text:soft-page-break/>MLlib: Spark comes with common machine learning package called MLlib</text:p>
            <text:p text:style-name="Text_20_body">GraphX: GraphX is a library for manipulating graphs (e.g., a social network’s friend graph)and performing graph-parallel computations.</text:p>
            <text:p text:style-name="Text_20_body"><text:span text:style-name="Strong_20_Emphasis">To learn more about Apache Spark visit: </text:span><text:a xlink:type="simple" xlink:href="https://data-flair.training/blogs/apache-spark-ecosystem-components/" text:style-name="Internet_20_link" text:visited-style-name="Visited_20_Internet_20_Link"><text:span text:style-name="Strong_20_Emphasis">Components of Spark</text:span></text:a></text:p>
            <text:p text:style-name="P4"><text:span text:style-name="Strong_20_Emphasis"/></text:p>
          </table:table-cell>
          <table:table-cell table:style-name="Таблица1.A1" office:value-type="string">
            <text:p text:style-name="P7">Apache Spark состоит из следующих компонентов<text:line-break/><text:span text:style-name="Strong_20_Emphasis"><text:span text:style-name="T3">1.Spark Core<text:line-break/>2.Spark SQL<text:line-break/>3.Spark Streaming<text:line-break/>4.MLlib<text:line-break/>5.GraphX</text:span></text:span><text:line-break/><text:line-break/>Spark Core: Spark Core содержит базовые функции Spark, включая компоненты для планирования задач, управления памятью, восстановления после сбоев, взаимодействия с системами хранения и т. Д. Spark Core также является домом для API, который определяет устойчивые распределенные наборы данных (RDD), которые являются основной абстракцией программирования Spark. Он также предоставляет множество API для создания и управления этими RDDS.<text:line-break/><text:line-break/>Spark SQL: Spark SQL предоставляет интерфейс для работы со структурированными данными. Он позволяет выполнять запросы в SQL, а также в Apache Hivevariant of SQL (HQL). Он поддерживает множество источников.<text:line-break/><text:line-break/>Spark Streaming: это компонент Spark, который позволяет обрабатывать потоки данных в реальном времени.<text:line-break/><text:line-break/>MLlib: Spark поставляется с общим пакетом машинного обучения под названием MLlib.<text:line-break/><text:line-break/>GraphX: GraphX ​​- это библиотека для управления <text:soft-page-break/>графами (например, графом друзей в социальной сети) и выполнения вычислений, параллельных графам.<text:line-break/><text:line-break/>Чтобы узнать больше об Apache Spark, посетите: Компоненты Spark</text:p>
          </table:table-cell>
        </table:table-row>
        <table:table-row table:style-name="TableLine94190874963504">
          <table:table-cell table:style-name="Таблица1.A1" office:value-type="string">
            <text:p text:style-name="P3"/>
          </table:table-cell>
          <table:table-cell table:style-name="Таблица1.B7" office:value-type="string">
            <text:p text:style-name="P4"><text:span text:style-name="Strong_20_Emphasis">Que 4. What is Spark Core?</text:span></text:p>
          </table:table-cell>
          <table:table-cell table:style-name="Таблица1.A1" office:value-type="string">
            <text:p text:style-name="P3"/>
          </table:table-cell>
        </table:table-row>
        <table:table-row table:style-name="TableLine94190874963504">
          <table:table-cell table:style-name="Таблица1.A8" office:value-type="string">
            <text:p text:style-name="P3"/>
          </table:table-cell>
          <table:table-cell table:style-name="Таблица1.B8" office:value-type="string">
            <text:p text:style-name="P14">Spark Core is the fundamental unit of the whole Spark project. It provides all sort of functionalities like task dispatching, scheduling, and input-output operations etc.Spark makes use of Special data structure known as <text:a xlink:type="simple" xlink:href="https://data-flair.training/blogs/rdd-in-apache-spark/" text:style-name="Internet_20_link" text:visited-style-name="Visited_20_Internet_20_Link"><text:span text:style-name="Strong_20_Emphasis">RDD (Resilient Distributed Dataset)</text:span></text:a>. It is the home for API that defines and manipulate the RDDs. Spark Core is distributed execution engine with all the functionality attached on its top. For example, MLlib, <text:a xlink:type="simple" xlink:href="https://data-flair.training/blogs/spark-sql-tutorial/" text:style-name="Internet_20_link" text:visited-style-name="Visited_20_Internet_20_Link"><text:span text:style-name="Strong_20_Emphasis">SparkSQL</text:span></text:a>, GraphX, <text:a xlink:type="simple" xlink:href="https://data-flair.training/blogs/apache-spark-streaming-comprehensive-guide/" text:style-name="Internet_20_link" text:visited-style-name="Visited_20_Internet_20_Link"><text:span text:style-name="Strong_20_Emphasis">Spark Streaming</text:span></text:a>. Thus, allows diverse workload on single platform. All the basic functionality of Apache Spark Like <text:a xlink:type="simple" xlink:href="https://data-flair.training/blogs/apache-spark-in-memory-computing/" text:style-name="Internet_20_link" text:visited-style-name="Visited_20_Internet_20_Link"><text:span text:style-name="Strong_20_Emphasis">in-memory computation</text:span></text:a><text:span text:style-name="Strong_20_Emphasis">, </text:span><text:a xlink:type="simple" xlink:href="https://data-flair.training/blogs/apache-spark-streaming-fault-tolerance/" text:style-name="Internet_20_link" text:visited-style-name="Visited_20_Internet_20_Link"><text:span text:style-name="Strong_20_Emphasis">fault tolerance</text:span></text:a>, memory management, monitoring, task scheduling is provided by Spark Core.<text:line-break/>Apart from this Spark also provides the basic connectivity with the data sources. For example, <text:a xlink:type="simple" xlink:href="https://data-flair.training/blogs/category/hbase/" text:style-name="Internet_20_link" text:visited-style-name="Visited_20_Internet_20_Link"><text:span text:style-name="Strong_20_Emphasis">HBase</text:span></text:a>, Amazon S3, <text:a xlink:type="simple" xlink:href="https://data-flair.training/blogs/comprehensive-hdfs-guide-introduction-architecture-data-read-write-tutorial/" text:style-name="Internet_20_link" text:visited-style-name="Visited_20_Internet_20_Link"><text:span text:style-name="Strong_20_Emphasis">HDFS </text:span></text:a>etc.</text:p>
            <text:p text:style-name="Text_20_body"><text:span text:style-name="Strong_20_Emphasis">Also, refer – </text:span><text:a xlink:type="simple" xlink:href="https://data-flair.training/blogs/apache-spark-ecosystem-components/" text:style-name="Internet_20_link" text:visited-style-name="Visited_20_Internet_20_Link"><text:span text:style-name="Strong_20_Emphasis">The components of Apache Spark Ecosystem</text:span></text:a>.</text:p>
            <text:p text:style-name="P4"/>
          </table:table-cell>
          <table:table-cell table:style-name="Таблица1.C8" office:value-type="string">
            <text:p text:style-name="P5">Spark Core - это фундаментальная единица всего проекта Spark. Он предоставляет всевозможные функции, такие как диспетчеризация задач, планирование, операции ввода-вывода и т. Д. Spark использует специальную структуру данных, известную как RDD (устойчивый распределенный набор данных). Это дом для API, который определяет и управляет RDD. Spark Core - это механизм распределенного выполнения, на вершине которого закреплены все функциональные возможности. Например, MLlib, SparkSQL, GraphX, Spark Streaming. Таким образом, позволяет выполнять разнообразные рабочие нагрузки на единой платформе. Все основные функции Apache Spark Like: вычисления в памяти, отказоустойчивость, управление памятью, мониторинг, планирование задач обеспечивается Spark Core.<text:line-break/>Помимо этого, Spark также обеспечивает базовую связь с источниками данных. Например, HBase, Amazon S3, HDFS и т. Д.<text:line-break/><text:line-break/>Также см. - Компоненты Apache Spark Ecosystem.</text:p>
          </table:table-cell>
        </table:table-row>
        <table:table-row table:style-name="TableLine94190874963504">
          <table:table-cell table:style-name="Таблица1.A9" office:value-type="string">
            <text:p text:style-name="P3"/>
          </table:table-cell>
          <table:table-cell table:style-name="Таблица1.B9" office:value-type="string">
            <text:p text:style-name="P14"><text:span text:style-name="Strong_20_Emphasis">Que 5. Which all languages Apache Spark supports?</text:span></text:p>
          </table:table-cell>
          <table:table-cell table:style-name="Таблица1.C9" office:value-type="string">
            <text:p text:style-name="P5"/>
          </table:table-cell>
        </table:table-row>
        <table:table-row table:style-name="TableLine94190874963504">
          <table:table-cell table:style-name="Таблица1.A10" office:value-type="string">
            <text:p text:style-name="P3"/>
          </table:table-cell>
          <table:table-cell table:style-name="Таблица1.B10" office:value-type="string">
            <text:p text:style-name="P14">Apache Spark is written in Scala language. Spark provides an API in Scala, Python, and Java in order to interact with Spark. It also provides APIs in R language.</text:p>
          </table:table-cell>
          <table:table-cell table:style-name="Таблица1.C10" office:value-type="string">
            <text:p text:style-name="P5">Apache Spark написан на языке Scala. Spark предоставляет API на Scala, Python и Java для взаимодействия со Spark. Он также предоставляет API-интерфейсы на языке R.</text:p>
          </table:table-cell>
        </table:table-row>
        <table:table-row table:style-name="TableLine94190874963504">
          <table:table-cell table:style-name="Таблица1.A11" office:value-type="string">
            <text:p text:style-name="P3"/>
          </table:table-cell>
          <table:table-cell table:style-name="Таблица1.B11" office:value-type="string">
            <text:p text:style-name="P16"><text:span text:style-name="Strong_20_Emphasis">Que 6. How is Apache Spark better than Hadoop?</text:span></text:p>
          </table:table-cell>
          <table:table-cell table:style-name="Таблица1.C11" office:value-type="string">
            <text:p text:style-name="P5"/>
          </table:table-cell>
        </table:table-row>
        <table:table-row table:style-name="TableLine94190874963504">
          <table:table-cell table:style-name="Таблица1.A12" office:value-type="string">
            <text:p text:style-name="P3"/>
          </table:table-cell>
          <table:table-cell table:style-name="Таблица1.B12" office:value-type="string">
            <text:p text:style-name="P14"><text:a xlink:type="simple" xlink:href="https://data-flair.training/blogs/apache-spark-for-beginners/" text:style-name="Internet_20_link" text:visited-style-name="Visited_20_Internet_20_Link"><text:span text:style-name="Strong_20_Emphasis">Apache Spark</text:span></text:a> is lightening fast cluster computing tool. It is up to 100 times faster than <text:a xlink:type="simple" xlink:href="https://data-flair.training/blogs/hadoop-mapreduce-tutorial/" text:style-name="Internet_20_link" text:visited-style-name="Visited_20_Internet_20_Link"><text:span text:style-name="Strong_20_Emphasis">Hadoop MapReduce</text:span></text:a> due to its very fast in-memory data analytics processing power.<text:line-break/>Apache Spark is a <text:a xlink:type="simple" xlink:href="https://data-flair.training/blogs/what-is-big-data/" text:style-name="Internet_20_link" text:visited-style-name="Visited_20_Internet_20_Link"><text:span text:style-name="Strong_20_Emphasis">Big Data</text:span></text:a> Framework. Apache Spark is a general purpose data processing engine and is generally used on top of HDFS. Apache Spark is suitable for the variety of data processing requirements ranging from Batch Processing to Data Streaming.</text:p>
            <text:p text:style-name="Text_20_body"><text:a xlink:type="simple" xlink:href="https://data-flair.training/blogs/hadoop-tutorial-for-beginners/" text:style-name="Internet_20_link" text:visited-style-name="Visited_20_Internet_20_Link"><text:span text:style-name="Strong_20_Emphasis">Hadoop</text:span></text:a> is an open source framework which processes data stored in <text:a xlink:type="simple" xlink:href="https://data-flair.training/blogs/hadoop-hdfs-tutorial/" text:style-name="Internet_20_link" text:visited-style-name="Visited_20_Internet_20_Link"><text:span text:style-name="Strong_20_Emphasis">HDFS</text:span></text:a>. Hadoop can process structured, unstructured or semi-<text:soft-page-break/>structured data. Hadoop MapReduce can process the data only in Batch mode.</text:p>
            <text:p text:style-name="Text_20_body">Apache Spark surpasses Hadoop in many cases such as<text:line-break/>1. Processing the data in memory which is not possible in Hadoop<text:line-break/>2. Processing the data that is in batch, iterative, interactive &amp; <text:a xlink:type="simple" xlink:href="https://data-flair.training/blogs/apache-spark-streaming-tutorial/" text:style-name="Internet_20_link" text:visited-style-name="Visited_20_Internet_20_Link"><text:span text:style-name="Strong_20_Emphasis">streaming</text:span></text:a> i.e. Real Time mode. Whereas Hadoop processes only in batch mode.<text:line-break/>3. Spark is faster because it reduces the number of disk read-write operations due to its virtue of storing intermediate data in memory. Whereas in Hadoop MapReduce intermediate output which is output of Map() is always written on local hard disk<text:line-break/>4. Apache Spark is easy to program as it has hundreds of high-level operators with <text:a xlink:type="simple" xlink:href="https://data-flair.training/blogs/apache-spark-rdd-tutorial/" text:style-name="Internet_20_link" text:visited-style-name="Visited_20_Internet_20_Link"><text:span text:style-name="Strong_20_Emphasis">RDD (Resilient Distributed Dataset)</text:span></text:a><text:line-break/>5. Apache Spark code is compact due compared to Hadoop MapReduce. Use of Scala makes it very short, reduces programming efforts. Also, Spark provides rich APIs in various languages such as Java, <text:a xlink:type="simple" xlink:href="https://data-flair.training/blogs/why-you-should-learn-scala-introductory-tutorial/" text:style-name="Internet_20_link" text:visited-style-name="Visited_20_Internet_20_Link"><text:span text:style-name="Strong_20_Emphasis">Scala</text:span></text:a>, Python, and <text:a xlink:type="simple" xlink:href="https://data-flair.training/blogs/r-programming-tutorial/" text:style-name="Internet_20_link" text:visited-style-name="Visited_20_Internet_20_Link"><text:span text:style-name="Strong_20_Emphasis">R</text:span></text:a>.<text:line-break/>6. Spark &amp; Hadoop are both highly <text:a xlink:type="simple" xlink:href="https://data-flair.training/blogs/fault-tolerance-in-apache-spark/" text:style-name="Internet_20_link" text:visited-style-name="Visited_20_Internet_20_Link"><text:span text:style-name="Strong_20_Emphasis">fault-tolerant</text:span></text:a>.<text:line-break/>7. Spark application running in Hadoop clusters is up to 10 times faster on disk than Hadoop MapReduce.</text:p>
            <text:p text:style-name="Text_20_body">You can also learn detailed comparison of Apache Spark and Hadoop MapReduce on the basis of various features. check it on:<text:line-break/><text:a xlink:type="simple" xlink:href="https://data-flair.training/blogs/apache-spark-vs-hadoop-mapreduce/" text:style-name="Internet_20_link" text:visited-style-name="Visited_20_Internet_20_Link"><text:span text:style-name="Strong_20_Emphasis">Apache Spark vs. Hadoop MapReduce</text:span></text:a></text:p>
            <text:p text:style-name="P14"/>
          </table:table-cell>
          <table:table-cell table:style-name="Таблица1.C12" office:value-type="string">
            <text:p text:style-name="P5">Apache Spark - это очень быстрый инструмент для кластерных вычислений. Он почти в 100 раз быстрее, чем Hadoop MapReduce, благодаря очень высокой мощности обработки аналитики данных в памяти.<text:line-break/>Apache Spark - это платформа для больших данных. Apache Spark - это механизм обработки данных общего назначения, который обычно используется поверх HDFS. Apache Spark подходит для различных требований к обработке данных, от пакетной обработки до потоковой передачи данных.<text:line-break/><text:line-break/>Hadoop - это платформа с открытым исходным кодом, которая обрабатывает данные, хранящиеся в HDFS. Hadoop может обрабатывать структурированные, <text:soft-page-break/>неструктурированные или частично структурированные данные. Hadoop MapReduce может обрабатывать данные только в пакетном режиме.<text:line-break/><text:line-break/>Apache Spark превосходит Hadoop во многих случаях, например:<text:line-break/>1. Обработка данных в памяти, что невозможно в Hadoop.<text:line-break/>2. Обработка данных в пакетном, итеративном, интерактивном и потоковом режимах, то есть в режиме реального времени. Тогда как Hadoop обрабатывает только в пакетном режиме.<text:line-break/>3. Spark работает быстрее, потому что сокращает количество операций чтения-записи на диск благодаря тому, что он сохраняет промежуточные данные в памяти. В то время как в Hadoop MapReduce промежуточный вывод, который является выводом Map (), всегда записывается на локальный жесткий диск.<text:line-break/>4. Apache Spark легко программировать, поскольку в нем есть сотни высокоуровневых операторов с RDD (устойчивый распределенный набор данных).<text:line-break/>5. Код Apache Spark компактен по сравнению с Hadoop MapReduce. Использование Scala делает его очень коротким, снижает затраты на программирование. Кроме того, Spark предоставляет богатые API-интерфейсы на различных языках, таких как Java, Scala, Python и R.<text:line-break/>6. Spark и Hadoop обладают высокой отказоустойчивостью.<text:line-break/>7. Приложение Spark, работающее в кластерах Hadoop, работает на диске до 10 раз быстрее, чем Hadoop MapReduce.<text:line-break/><text:line-break/>Вы также можете узнать подробное сравнение Apache Spark и Hadoop MapReduce на основе различных функций. проверьте это:<text:line-break/>Apache Spark против Hadoop MapReduce</text:p>
          </table:table-cell>
        </table:table-row>
        <table:table-row table:style-name="TableLine94190874963504">
          <table:table-cell table:style-name="Таблица1.A13" office:value-type="string">
            <text:p text:style-name="P3"/>
          </table:table-cell>
          <table:table-cell table:style-name="Таблица1.B13" office:value-type="string">
            <text:p text:style-name="P17"><text:span text:style-name="Strong_20_Emphasis">Que 7. What are the different methods to run Spark over Apache Hadoop?</text:span></text:p>
          </table:table-cell>
          <table:table-cell table:style-name="Таблица1.C13" office:value-type="string">
            <text:p text:style-name="P5">Какие существуют методы запуска Spark поверх Apache Hadoop?</text:p>
          </table:table-cell>
        </table:table-row>
        <table:table-row table:style-name="TableLine94190874963504">
          <table:table-cell table:style-name="Таблица1.A14" office:value-type="string">
            <text:p text:style-name="P3"/>
          </table:table-cell>
          <table:table-cell table:style-name="Таблица1.B14" office:value-type="string">
            <text:p text:style-name="P14">Instead of <text:a xlink:type="simple" xlink:href="https://data-flair.training/blogs/hadoop-mapreduce-tutorial/" text:style-name="Internet_20_link" text:visited-style-name="Visited_20_Internet_20_Link"><text:span text:style-name="Strong_20_Emphasis">MapReduce</text:span></text:a> we can use <text:a xlink:type="simple" xlink:href="https://data-flair.training/blogs/apache-spark-for-beginners/" text:style-name="Internet_20_link" text:visited-style-name="Visited_20_Internet_20_Link"><text:span text:style-name="Strong_20_Emphasis">spark</text:span></text:a> on top of <text:a xlink:type="simple" xlink:href="https://data-flair.training/blogs/hadoop-ecosystem-components/" text:style-name="Internet_20_link" text:visited-style-name="Visited_20_Internet_20_Link"><text:span text:style-name="Strong_20_Emphasis">Hadoop ecosystem</text:span></text:a><text:line-break/>-spark with <text:a xlink:type="simple" xlink:href="https://data-flair.training/blogs/hadoop-hdfs-tutorial/" text:style-name="Internet_20_link" text:visited-style-name="Visited_20_Internet_20_Link"><text:span text:style-name="Strong_20_Emphasis">HDFS</text:span></text:a><text:line-break/>you can read and write data in HDFS<text:line-break/>-spark with <text:a xlink:type="simple" xlink:href="https://data-flair.training/blogs/apache-hive-tutorial/" text:style-name="Internet_20_link" text:visited-style-name="Visited_20_Internet_20_Link"><text:span text:style-name="Strong_20_Emphasis">Hive</text:span></text:a><text:line-break/>you can read and analyse and write back to the hive</text:p>
          </table:table-cell>
          <table:table-cell table:style-name="Таблица1.C14" office:value-type="string">
            <text:p text:style-name="P8">Вместо MapReduce мы можем использовать <text:span text:style-name="Strong_20_Emphasis"><text:span text:style-name="T3">Spark</text:span></text:span> поверх экосистемы Hadoop.<text:line-break/>- <text:span text:style-name="Strong_20_Emphasis"><text:span text:style-name="T3">Spark</text:span></text:span> с HDFS<text:line-break/>вы можете читать и записывать данные в HDFS<text:line-break/>- <text:span text:style-name="Strong_20_Emphasis"><text:span text:style-name="T3">Spark</text:span></text:span> с <text:a xlink:type="simple" xlink:href="https://data-flair.training/blogs/apache-hive-tutorial/" text:style-name="Internet_20_link" text:visited-style-name="Visited_20_Internet_20_Link"><text:span text:style-name="Strong_20_Emphasis"><text:span text:style-name="T3">Hive</text:span></text:span></text:a><text:line-break/>вы можете читать, анализировать и писать обратно в <text:s/><text:a xlink:type="simple" xlink:href="https://data-flair.training/blogs/apache-hive-tutorial/" text:style-name="Internet_20_link" text:visited-style-name="Visited_20_Internet_20_Link"><text:span text:style-name="Strong_20_Emphasis"><text:span text:style-name="T3">Hive</text:span></text:span></text:a></text:p>
          </table:table-cell>
        </table:table-row>
        <table:table-row table:style-name="TableLine94190874963504">
          <table:table-cell table:style-name="Таблица1.A15" office:value-type="string">
            <text:p text:style-name="P3"/>
          </table:table-cell>
          <table:table-cell table:style-name="Таблица1.B15" office:value-type="string">
            <text:p text:style-name="P17"><text:span text:style-name="Strong_20_Emphasis">Que 8. What is SparkContext in Apache Spark?</text:span></text:p>
          </table:table-cell>
          <table:table-cell table:style-name="Таблица1.C15" office:value-type="string">
            <text:p text:style-name="P5">Что такое SparkContext в Apache Spark?</text:p>
          </table:table-cell>
        </table:table-row>
        <text:soft-page-break/>
        <table:table-row table:style-name="TableLine94190874963504">
          <table:table-cell table:style-name="Таблица1.A16" office:value-type="string">
            <text:p text:style-name="P3"/>
          </table:table-cell>
          <table:table-cell table:style-name="Таблица1.B16" office:value-type="string">
            <text:p text:style-name="P14">A SparkContext is a client of Spark’s execution environment and it acts as the master of the <text:a xlink:type="simple" xlink:href="https://data-flair.training/blogs/apache-spark-introduction-spark-comprehensive-tutorial/" text:style-name="Internet_20_link" text:visited-style-name="Visited_20_Internet_20_Link"><text:span text:style-name="Strong_20_Emphasis">Spark </text:span></text:a>application. SparkContext sets up internal services and establishes a connection to a Spark execution environment. You can <text:a xlink:type="simple" xlink:href="https://data-flair.training/blogs/how-to-create-rdds-in-apache-spark/" text:style-name="Internet_20_link" text:visited-style-name="Visited_20_Internet_20_Link"><text:span text:style-name="Strong_20_Emphasis">create RDDs</text:span></text:a>, accumulators and broadcast variables, access Spark services and run jobs (until SparkContext stops) after the creation of SparkContext. Only one SparkContext may be active per JVM. You must stop() the active SparkContext before creating a new one.</text:p>
            <text:p text:style-name="Text_20_body">In Spark shell, a special interpreter-aware SparkContext is already created for the user, in the variable called sc.</text:p>
            <text:p text:style-name="Text_20_body">The first step of any Spark driver application is to create a SparkContext. The SparkContext allows the Spark driver application to access the cluster through a resource manager. The resource manager can be <text:a xlink:type="simple" xlink:href="https://data-flair.training/blogs/category/yarn/" text:style-name="Internet_20_link" text:visited-style-name="Visited_20_Internet_20_Link"><text:span text:style-name="Strong_20_Emphasis">YARN</text:span></text:a>, or <text:a xlink:type="simple" xlink:href="https://data-flair.training/blogs/apache-spark-cluster-managers-tutorial/" text:style-name="Internet_20_link" text:visited-style-name="Visited_20_Internet_20_Link"><text:span text:style-name="Strong_20_Emphasis">Spark’s Cluster Manager</text:span></text:a>.</text:p>
            <text:p text:style-name="Text_20_body"><text:span text:style-name="Strong_20_Emphasis">Few functionalities which SparkContext offers are: </text:span><text:line-break/>1. We can get the current status of a Spark application like configuration, app name.<text:line-break/>2. We can set Configuration like master URL, default logging level.<text:line-break/>3. One can create Distributed Entities like <text:a xlink:type="simple" xlink:href="https://data-flair.training/blogs/rdd-in-apache-spark/" text:style-name="Internet_20_link" text:visited-style-name="Visited_20_Internet_20_Link"><text:span text:style-name="Strong_20_Emphasis">RDDs.</text:span></text:a></text:p>
            <text:p text:style-name="Text_20_body"><text:span text:style-name="Strong_20_Emphasis">For detailed knowledge on SparkContext read </text:span><text:a xlink:type="simple" xlink:href="https://data-flair.training/blogs/sparkcontext-in-apache-spark-tutorial/" text:style-name="Internet_20_link" text:visited-style-name="Visited_20_Internet_20_Link"><text:span text:style-name="Strong_20_Emphasis">SparkContext In Apache Spark.</text:span></text:a></text:p>
            <text:p text:style-name="P14"/>
          </table:table-cell>
          <table:table-cell table:style-name="Таблица1.C16" office:value-type="string">
            <text:p text:style-name="P5">SparkContext является клиентом среды выполнения Spark и выступает в роли мастера приложения Spark. SparkContext настраивает внутренние службы и устанавливает соединение со средой выполнения Spark. Вы можете создавать RDD, аккумуляторы и широковещательные переменные, получать доступ к службам Spark и запускать задания (до остановки SparkContext) после создания SparkContext. Для каждой JVM может быть активен только один SparkContext. Вы должны <text:span text:style-name="T4">stop</text:span> () активный SparkContext перед созданием нового.<text:line-break/><text:line-break/>В оболочке Spark для пользователя уже создан специальный контекст SparkContext, поддерживающий интерпретатор, в переменной sc.<text:line-break/><text:line-break/>Первым шагом любого приложения драйвера Spark является создание SparkContext. SparkContext позволяет приложению драйвера Spark получать доступ к кластеру через диспетчер ресурсов. Менеджером ресурсов может быть YARN или Spark Cluster Manager.<text:line-break/><text:line-break/>Несколько функций, которые предлагает SparkContext:<text:line-break/>1. Мы можем получить текущий статус приложения Spark, такой как конфигурация, имя приложения.<text:line-break/>2. Мы можем установить конфигурацию как главный URL-адрес, уровень ведения журнала по умолчанию.<text:line-break/>3. Можно создавать распределенные объекты, такие как RDD.<text:line-break/><text:line-break/>Для получения подробных сведений о SparkContext прочтите SparkContext в Apache Spark.</text:p>
          </table:table-cell>
        </table:table-row>
        <table:table-row table:style-name="TableLine94190874963504">
          <table:table-cell table:style-name="Таблица1.A17" office:value-type="string">
            <text:p text:style-name="P3"/>
          </table:table-cell>
          <table:table-cell table:style-name="Таблица1.B17" office:value-type="string">
            <text:p text:style-name="P18"><text:span text:style-name="Strong_20_Emphasis">Que 9. What is SparkSession in Apache Spark?</text:span></text:p>
          </table:table-cell>
          <table:table-cell table:style-name="Таблица1.C17" office:value-type="string">
            <text:p text:style-name="P5">Зачем нужна SparkSession в Spark?<text:line-break/>Каковы обязанности SparkSession?</text:p>
          </table:table-cell>
        </table:table-row>
        <table:table-row table:style-name="TableLine94190874963504">
          <table:table-cell table:style-name="Таблица1.A18" office:value-type="string">
            <text:p text:style-name="P3"/>
          </table:table-cell>
          <table:table-cell table:style-name="Таблица1.B18" office:value-type="string">
            <text:p text:style-name="P14">Starting from <text:a xlink:type="simple" xlink:href="https://data-flair.training/forums/topic/what-is-sparksession-in-apache-spark" text:style-name="Internet_20_link" text:visited-style-name="Visited_20_Internet_20_Link"><text:span text:style-name="Strong_20_Emphasis">Apache Spark</text:span></text:a> 2.0, Spark Session is the new entry point for Spark applications.</text:p>
            <text:p text:style-name="Text_20_body">Prior to 2.0, <text:a xlink:type="simple" xlink:href="https://data-flair.training/blogs/sparkcontext-in-apache-spark-tutorial/" text:style-name="Internet_20_link" text:visited-style-name="Visited_20_Internet_20_Link"><text:span text:style-name="Strong_20_Emphasis">SparkContext</text:span></text:a> was the entry point for spark jobs. <text:a xlink:type="simple" xlink:href="https://data-flair.training/blogs/rdd-in-apache-spark/" text:style-name="Internet_20_link" text:visited-style-name="Visited_20_Internet_20_Link"><text:span text:style-name="Strong_20_Emphasis">RDD</text:span></text:a> was one of the main APIs then, and it was created and manipulated using Spark Context. For every other APIs, different contexts were required – For SQL, SQL Context was required; For <text:a xlink:type="simple" xlink:href="https://data-flair.training/blogs/apache-spark-streaming-comprehensive-guide/" text:style-name="Internet_20_link" text:visited-style-name="Visited_20_Internet_20_Link"><text:span text:style-name="Strong_20_Emphasis">Streaming</text:span></text:a>, Streaming Context was required; For <text:a xlink:type="simple" xlink:href="https://data-flair.training/blogs/category/hive/" text:style-name="Internet_20_link" text:visited-style-name="Visited_20_Internet_20_Link"><text:span text:style-name="Strong_20_Emphasis">Hive</text:span></text:a>, Hive Context was required.</text:p>
            <text:p text:style-name="Text_20_body">But from 2.0, RDD along with DataSet and its subset <text:a xlink:type="simple" xlink:href="https://data-flair.training/blogs/apache-spark-dataframe-tutorial/" text:style-name="Internet_20_link" text:visited-style-name="Visited_20_Internet_20_Link"><text:span text:style-name="Strong_20_Emphasis">DataFrame</text:span></text:a> APIs are becoming the standard APIs and are a basic unit of data <text:soft-page-break/>abstraction in Spark. All of the user defined code will be written and evaluated against the DataSet and DataFrame APIs as well as RDD.</text:p>
            <text:p text:style-name="Text_20_body">So, there is a need for a new entry point build for handling these new APIs, which is why Spark Session has been introduced. Spark Session also includes all the APIs available in different contexts – Spark Context, SQL Context, Streaming Context, Hive Context.</text:p>
            <text:p text:style-name="P14"/>
          </table:table-cell>
          <table:table-cell table:style-name="Таблица1.C18" office:value-type="string">
            <text:p text:style-name="P9">Начиная с Apache Spark 2.0, Spark Session является новой точкой входа для приложений Spark.<text:line-break/><text:line-break/>До версии 2.0 SparkContext был отправной точкой для Spark заданий. RDD был тогда одним из основных API-интерфейсов, и он создавался и управлялся с помощью Spark Context. Для всех остальных API требовались разные контексты - для SQL требовался контекст SQL; Для потоковой передачи требовался контекст потоковой передачи; Для Hive требовался контекст Hive.<text:line-break/><text:line-break/>Но начиная с версии 2.0 RDD вместе с DataSet и его подмножеством API DataFrame становятся стандартными API и являются базовой единицей абстракции данных в Spark. Весь определяемый пользователем код будет написан и оценен с использованием API DataSet и DataFrame, а также RDD.<text:line-break/><text:line-break/>Итак, существует потребность в новой сборке точки <text:soft-page-break/>входа для обработки этих новых API, поэтому была представлена ​​Spark Session. Spark Session также включает в себя все API-интерфейсы, доступные в разных контекстах - Spark Context, SQL Context, Streaming Context, Hive Context.<text:line-break/></text:p>
          </table:table-cell>
        </table:table-row>
        <table:table-row table:style-name="TableLine94190874963504">
          <table:table-cell table:style-name="Таблица1.A19" office:value-type="string">
            <text:p text:style-name="P3"/>
          </table:table-cell>
          <table:table-cell table:style-name="Таблица1.B19" office:value-type="string">
            <text:p text:style-name="P14"><text:span text:style-name="Strong_20_Emphasis">Que 10. SparkSession vs SparkContext in Apache Spark.</text:span></text:p>
          </table:table-cell>
          <table:table-cell table:style-name="Таблица1.C19" office:value-type="string">
            <text:p text:style-name="P5">SparkSession против SparkContext в Apache Spark.</text:p>
          </table:table-cell>
        </table:table-row>
        <table:table-row table:style-name="TableLine94190874963504">
          <table:table-cell table:style-name="Таблица1.A20" office:value-type="string">
            <text:p text:style-name="P3"/>
          </table:table-cell>
          <table:table-cell table:style-name="Таблица1.B20" office:value-type="string">
            <text:p text:style-name="P14"><text:a xlink:type="simple" xlink:href="https://data-flair.training/blogs/sparkcontext-in-apache-spark-tutorial/" text:style-name="Internet_20_link" text:visited-style-name="Visited_20_Internet_20_Link"><text:span text:style-name="Strong_20_Emphasis">Spark Context:</text:span></text:a><text:line-break/>Prior to <text:a xlink:type="simple" xlink:href="https://data-flair.training/blogs/apache-spark-introduction-spark-comprehensive-tutorial/" text:style-name="Internet_20_link" text:visited-style-name="Visited_20_Internet_20_Link"><text:span text:style-name="Strong_20_Emphasis">Spark</text:span></text:a> 2.0.0 sparkContext was used as a channel to access all spark functionality.<text:line-break/>The spark driver program uses spark context to connect to the cluster through a resource manager (<text:a xlink:type="simple" xlink:href="https://data-flair.training/blogs/category/yarn/" text:style-name="Internet_20_link" text:visited-style-name="Visited_20_Internet_20_Link"><text:span text:style-name="Strong_20_Emphasis">YARN</text:span></text:a> orMesos..).<text:line-break/>sparkConf is required to create the spark context object, which stores configuration parameter like appName (to identify your spark driver), application, number of core and memory size of executor running on worker node.</text:p>
            <text:p text:style-name="Text_20_body">In order to use APIs of <text:a xlink:type="simple" xlink:href="https://data-flair.training/blogs/spark-sql-tutorial/" text:style-name="Internet_20_link" text:visited-style-name="Visited_20_Internet_20_Link"><text:span text:style-name="Strong_20_Emphasis">SQL</text:span></text:a><text:span text:style-name="Strong_20_Emphasis">, </text:span><text:a xlink:type="simple" xlink:href="https://data-flair.training/blogs/category/hive/" text:style-name="Internet_20_link" text:visited-style-name="Visited_20_Internet_20_Link"><text:span text:style-name="Strong_20_Emphasis">HIVE</text:span></text:a><text:span text:style-name="Strong_20_Emphasis">, and </text:span><text:a xlink:type="simple" xlink:href="https://data-flair.training/blogs/apache-spark-streaming-comprehensive-guide/" text:style-name="Internet_20_link" text:visited-style-name="Visited_20_Internet_20_Link"><text:span text:style-name="Strong_20_Emphasis">Streaming</text:span></text:a>, separate contexts need to be created.</text:p>
            <text:p text:style-name="Text_20_body"><text:span text:style-name="Strong_20_Emphasis">Example:</text:span><text:line-break/>creating sparkConf :</text:p>
            <text:p text:style-name="Preformatted_20_Text"><text:span text:style-name="Source_20_Text">val conf = new SparkConf().setAppName(“RetailDataAnalysis”).setMaster(“spark://master:7077”).set(“spark.executor.memory”, “2g”)</text:span></text:p>
            <text:p text:style-name="Preformatted_20_Text"/>
            <text:p text:style-name="Preformatted_20_Text"><text:span text:style-name="Source_20_Text">creation of sparkContext:</text:span></text:p>
            <text:p text:style-name="P2"><text:span text:style-name="Source_20_Text">val sc = new SparkContext(conf)</text:span></text:p>
            <text:p text:style-name="Text_20_body"><text:span text:style-name="Strong_20_Emphasis">Spark Session:</text:span></text:p>
            <text:p text:style-name="Text_20_body">SPARK 2.0.0 onwards, SparkSession provides a single point of entry to interact with underlying Spark functionality and<text:line-break/>allows programming Spark with <text:a xlink:type="simple" xlink:href="https://data-flair.training/blogs/apache-spark-dataframe-tutorial/" text:style-name="Internet_20_link" text:visited-style-name="Visited_20_Internet_20_Link"><text:span text:style-name="Strong_20_Emphasis">DataFrame</text:span></text:a> and Dataset APIs. All the functionality available with sparkContext are also available in sparkSession.</text:p>
            <text:p text:style-name="Text_20_body">In order to use APIs of SQL, HIVE, and Streaming, no need to create separate contexts as sparkSession includes all the APIs.</text:p>
            <text:p text:style-name="Text_20_body">Once the SparkSession is instantiated, we can <text:soft-page-break/>configure Spark’s run-time config properties.</text:p>
            <text:p text:style-name="Text_20_body"><text:span text:style-name="Strong_20_Emphasis">Example:</text:span></text:p>
            <text:p text:style-name="Text_20_body">Creating Spark session:<text:line-break/>val spark = SparkSession<text:line-break/>.builder<text:line-break/>.appName(“WorldBankIndex”)<text:line-break/>.getOrCreate()</text:p>
            <text:p text:style-name="Text_20_body">Configuring properties:<text:line-break/>spark.conf.set(“spark.sql.shuffle.partitions”, 6)<text:line-break/>spark.conf.set(“spark.executor.memory”, “2g”)</text:p>
            <text:p text:style-name="Text_20_body">Spark 2.0.0 onwards, it is better to use sparkSession as it provides access to all the spark Functionalities that sparkContext does. Also, it provides APIs to work on DataFrames and Datasets.</text:p>
            <text:p text:style-name="Text_20_body"><text:span text:style-name="Strong_20_Emphasis">For more details, please refer:<text:line-break/></text:span><text:a xlink:type="simple" xlink:href="https://data-flair.training/blogs/sparkcontext-in-apache-spark-tutorial/" text:style-name="Internet_20_link" text:visited-style-name="Visited_20_Internet_20_Link"><text:span text:style-name="Strong_20_Emphasis">SparkContext</text:span></text:a></text:p>
            <text:p text:style-name="P14"/>
          </table:table-cell>
          <table:table-cell table:style-name="Таблица1.C20" office:value-type="string">
            <text:p text:style-name="P5">Контекст Spark:<text:line-break/>До Spark 2.0.0 sparkContext использовался как канал для доступа ко всем функциям Spark.<text:line-break/>Программа драйвера искры использует контекст искры для подключения к кластеру через диспетчер ресурсов (YARN илиMesos ..).<text:line-break/>sparkConf требуется для создания объекта контекста искры, который хранит параметр конфигурации, такой как appName (для идентификации вашего драйвера искры), приложение, количество ядер и размер памяти исполнителя, запущенного на рабочем узле.<text:line-break/><text:line-break/>Чтобы использовать API SQL, HIVE и Streaming, необходимо создать отдельные контексты.<text:line-break/><text:line-break/>Пример:<text:line-break/>создание sparkConf:<text:line-break/><text:line-break/>val conf = new SparkConf (). setAppName («RetailDataAnalysis») .setMaster («spark: // master: 7077») .set («spark.executor.memory», «2g»)<text:line-break/><text:line-break/>создание sparkContext:<text:line-break/>val sc = новый SparkContext (conf)<text:line-break/><text:line-break/>Spark Session:<text:line-break/><text:line-break/>Начиная с версии SPARK 2.0.0, SparkSession предоставляет единую точку входа для взаимодействия с базовыми функциями Spark и<text:line-break/>позволяет программировать Spark с помощью API DataFrame и Dataset. Все функции, доступные в sparkContext, также доступны в sparkSession.<text:line-break/><text:line-break/>Чтобы использовать API SQL, HIVE и Streaming, не нужно создавать отдельные контексты, поскольку sparkSession включает в себя все API.<text:line-break/><text:line-break/>После создания экземпляра SparkSession мы можем настроить свойства конфигурации времени выполнения Spark.<text:line-break/><text:line-break/>Пример:<text:line-break/><text:line-break/><text:soft-page-break/>Создание сеанса Spark:<text:line-break/>val spark = SparkSession<text:line-break/>.builder<text:line-break/>.appName («WorldBankIndex»)<text:line-break/>.getOrCreate ()<text:line-break/><text:line-break/>Настройка свойств:<text:line-break/>spark.conf.set («spark.sql.shuffle.partitions», 6)<text:line-break/>spark.conf.set («spark.executor.memory», «2g»)<text:line-break/><text:line-break/>Spark 2.0.0 и новее, лучше использовать sparkSession, поскольку он обеспечивает доступ ко всем функциям Spark, которые выполняет sparkContext. Кроме того, он предоставляет API для работы с DataFrames и наборами данных.<text:line-break/><text:line-break/>Для получения более подробной информации, пожалуйста, обратитесь:<text:line-break/>SparkContext</text:p>
          </table:table-cell>
        </table:table-row>
        <table:table-row table:style-name="TableLine94190874963504">
          <table:table-cell table:style-name="Таблица1.A21" office:value-type="string">
            <text:p text:style-name="P3"/>
          </table:table-cell>
          <table:table-cell table:style-name="Таблица1.B21" office:value-type="string">
            <text:p text:style-name="P14"><text:span text:style-name="Strong_20_Emphasis">Que 11. What are the abstractions of Apache Spark?</text:span></text:p>
          </table:table-cell>
          <table:table-cell table:style-name="Таблица1.C21" office:value-type="string">
            <text:p text:style-name="P5">Что такое абстракции Apache Spark?</text:p>
            <text:p text:style-name="P5">Перечислить абстракции Apache Spark.<text:line-break/>Что такое абстракции Apache Spark?</text:p>
          </table:table-cell>
        </table:table-row>
        <table:table-row table:style-name="TableLine94190874963504">
          <table:table-cell table:style-name="Таблица1.A22" office:value-type="string">
            <text:p text:style-name="P3"/>
          </table:table-cell>
          <table:table-cell table:style-name="Таблица1.B22" office:value-type="string">
            <text:p text:style-name="P14">There are several abstractions of <text:a xlink:type="simple" xlink:href="https://data-flair.training/blogs/apache-spark-for-beginners/" text:style-name="Internet_20_link" text:visited-style-name="Visited_20_Internet_20_Link"><text:span text:style-name="Strong_20_Emphasis">Apache Spark</text:span></text:a>:</text:p>
            <text:p text:style-name="Text_20_body"><text:span text:style-name="Strong_20_Emphasis"><text:span text:style-name="T1">1. RDD:</text:span></text:span><text:span text:style-name="T1"><text:line-break/>An RDD refers to Resilient Distributed Datasets. RDDs are Read-only partition collection of records. It is Spark’s core abstraction and also a fundamental data structure of Spark. It offers to conduct </text:span><text:a xlink:type="simple" xlink:href="https://data-flair.training/blogs/apache-spark-in-memory-computing/" text:style-name="Internet_20_link" text:visited-style-name="Visited_20_Internet_20_Link"><text:span text:style-name="Strong_20_Emphasis"><text:span text:style-name="T1">in-memory computations</text:span></text:span></text:a><text:span text:style-name="T1"> on large clusters. Even in a </text:span><text:a xlink:type="simple" xlink:href="https://data-flair.training/blogs/fault-tolerance-in-apache-spark/" text:style-name="Internet_20_link" text:visited-style-name="Visited_20_Internet_20_Link"><text:span text:style-name="Strong_20_Emphasis"><text:span text:style-name="T1">fault-tolerant</text:span></text:span></text:a><text:span text:style-name="T1"> manner. For more detailed insights on RDD.follow link: </text:span><text:a xlink:type="simple" xlink:href="https://data-flair.training/blogs/apache-spark-rdd-tutorial/" text:style-name="Internet_20_link" text:visited-style-name="Visited_20_Internet_20_Link"><text:span text:style-name="Strong_20_Emphasis"><text:span text:style-name="T1">Spark RDD – Introduction, Features &amp; Operations of RDD</text:span></text:span></text:a></text:p>
            <text:p text:style-name="Text_20_body"><text:span text:style-name="Strong_20_Emphasis"><text:span text:style-name="T1">RDD-:Spark revolves around the concept of a resilient distributed dataset (RDD),<text:line-break/>which is a fault-tolerant collection of elements that can be operated on in parallel.<text:line-break/>There are two ways to create RDDs:<text:line-break/>1) parallelizing an existing collection in your driver program<text:line-break/>2) referencing a dataset in an external storage system,<text:line-break/>such as a shared filesystem, HDFS, HBase, or any data source offering a Hadoop InputFormat.<text:line-break/>3)Existing RDDs – Creating RDD from already existing RDDs.<text:line-break/>By applying transformation operation on existing RDDs we can create new RDD.</text:span></text:span></text:p>
            <text:p text:style-name="P19">DataFrame:-DataFrame is an abstraction which gives a schema view of data.<text:line-break/><text:soft-page-break/>Which means it gives us a view of data as columns with column name and types info,<text:line-break/>We can think data in data frame like a table in database.<text:line-break/>Like RDD, execution in Dataframe too is lazy triggered .-offers huge performance</text:p>
            <text:p text:style-name="Text_20_body"><text:span text:style-name="Strong_20_Emphasis"><text:span text:style-name="T1"/></text:span></text:p>
            <text:p text:style-name="Text_20_body"><text:span text:style-name="Strong_20_Emphasis"><text:span text:style-name="T1">2. DataFrames:</text:span></text:span><text:span text:style-name="T1"><text:line-break/>It is a Dataset organized into named columns. DataFrames are equivalent to the table in a relational database or data frame in </text:span><text:a xlink:type="simple" xlink:href="https://data-flair.training/blogs/r-programming-tutorial/" text:style-name="Internet_20_link" text:visited-style-name="Visited_20_Internet_20_Link"><text:span text:style-name="Strong_20_Emphasis"><text:span text:style-name="T1">R</text:span></text:span></text:a><text:span text:style-name="T1"> /Python. In other words, we can say it is a relational table with good optimization technique. It is an immutable distributed collection of data. Allowing higher-level abstraction, it allows developers to impose a structure onto a distributed collection of data,. For more detailed insights on DataFrames. refer link:</text:span><text:a xlink:type="simple" xlink:href="https://data-flair.training/blogs/apache-spark-sql-dataframe-tutorial/" text:style-name="Internet_20_link" text:visited-style-name="Visited_20_Internet_20_Link"><text:span text:style-name="Strong_20_Emphasis"><text:span text:style-name="T1">Spark SQL DataFrame Tutorial – An Introduction to DataFrame</text:span></text:span></text:a></text:p>
            <text:p text:style-name="Text_20_body"><text:span text:style-name="Strong_20_Emphasis"><text:span text:style-name="T1">3. Spark Streaming:</text:span></text:span><text:span text:style-name="T1"><text:line-break/>It is a Spark’s core extension, which allows Real-time stream processing From several sources. For example Flume and Kafka. To offer a unified, continuous DataFrame abstraction that can be used for interactive and batch queries these two sources work together. It offers scalable, high-throughput and fault-tolerant processing. For more detailed insights on Spark Streaming. refer link: </text:span><text:a xlink:type="simple" xlink:href="https://data-flair.training/blogs/apache-spark-streaming-tutorial/" text:style-name="Internet_20_link" text:visited-style-name="Visited_20_Internet_20_Link"><text:span text:style-name="Strong_20_Emphasis"><text:span text:style-name="T1">Spark Streaming Tutorial for Beginners</text:span></text:span></text:a></text:p>
            <text:p text:style-name="Text_20_body"><text:span text:style-name="Strong_20_Emphasis"><text:span text:style-name="T1">Spark Streaming</text:span></text:span></text:p>
            <text:p text:style-name="P19">Spark Streaming is one of those unique features, which have empowered Spark to potentially take the role of Apache Storm. Spark Streaming mainly enables<text:line-break/>you to create analytical and interactive applications for live streaming data. You can do the streaming of the data and then,<text:line-break/>Spark can run its operations from the streamed data itself.</text:p>
            <text:p text:style-name="Text_20_body"><text:span text:style-name="Strong_20_Emphasis"><text:span text:style-name="T1">4. GraphX</text:span></text:span><text:span text:style-name="T1"><text:line-break/>It is one more example of specialized data abstraction. It enables developers to analyze social networks. Also, other graphs alongside Excel-like two-dimensional data. For more detailed insights on GaphX. refer link: </text:span><text:a xlink:type="simple" xlink:href="https://data-flair.training/blogs/apache-spark-ecosystem-components/" text:style-name="Internet_20_link" text:visited-style-name="Visited_20_Internet_20_Link"><text:span text:style-name="Strong_20_Emphasis"><text:span text:style-name="T1">Apache Spark GraphX</text:span></text:span></text:a></text:p>
            <text:p text:style-name="P14">For graphs and graphical computations, Spark has its own Graph Computation Engine, called GraphX. It is similar to other widely used graph<text:line-break/>processing tools or databases.</text:p>
            <text:p text:style-name="P19">SparkR<text:line-break/>SparkR is a package for R language to enable R users to leverage the power of Spark from R shell.</text:p>
            <text:p text:style-name="P14"><text:span text:style-name="T5">5. </text:span>MLLib</text:p>
            <text:p text:style-name="P19">MLLib is a machine learning library like Mahout. It is built on top of Spark, and has the provision to support many <text:soft-page-break/>machine learning algorithms.<text:line-break/>But the point difference with Mahout is that it runs almost 100 times faster than MapReduce.</text:p>
            <text:p text:style-name="P14"/>
          </table:table-cell>
          <table:table-cell table:style-name="Таблица1.C22" office:value-type="string">
            <text:p text:style-name="P10">Есть несколько абстракций Apache Spark:<text:line-break/><text:line-break/>1. <text:span text:style-name="Strong_20_Emphasis">RDD</text:span>:<text:line-break/>RDD относится к отказоустойчивым распределенным наборам данных. RDD - это набор записей разделов, доступных только для чтения. Это основная абстракция Spark, а также фундаментальная структура данных Spark. Он предлагает проводить вычисления в памяти на больших кластерах. Даже безотказно. Для получения более подробной информации о RDD. Перейдите по ссылке: Spark RDD - Введение, функции и операции RDD.<text:line-break/></text:p>
            <text:p text:style-name="P10">RDD-: Spark вращается вокруг концепции устойчивого распределенного набора данных (RDD),<text:line-break/>который представляет собой отказоустойчивый набор элементов, с которыми можно работать параллельно.<text:line-break/>Есть два способа создания RDD:<text:line-break/>1) распараллеливание существующей коллекции в вашей программе драйвера<text:line-break/>2) ссылка на набор данных во внешней системе хранения, такие как общая файловая система, HDFS, HBase или любой источник данных, предлагающий Hadoop InputFormat.<text:line-break/>3) Существующие RDD - создание RDD из уже существующих RDD.<text:line-break/>Применяя операцию преобразования к существующим RDD, мы можем создать новый RDD.<text:line-break/><text:line-break/>DataFrame: -DataFrame - это абстракция, которая дает представление схемы данных.<text:line-break/><text:soft-page-break/>Это означает, что он дает нам представление данных в виде столбцов с именем столбца и информацией о типах,<text:line-break/>Мы можем думать о данных во фрейме данных как о таблице в базе данных.<text:line-break/>Как и RDD, выполнение в Dataframe также запускается ленивым запуском. - предлагает огромную производительность.</text:p>
            <text:p text:style-name="P11"><text:line-break/>2. DataFrames:<text:line-break/>Это набор данных, организованный в именованные столбцы. DataFrames эквивалентны таблице в реляционной базе данных или фрейму данных в R / Python. Другими словами, мы можем сказать, что это реляционная таблица с хорошей техникой оптимизации. Это неизменный распределенный набор данных. Допуская абстракцию более высокого уровня, он позволяет разработчикам накладывать структуру на распределенный набор данных. Для получения более подробной информации о DataFrames. см. ссылку: Учебное пособие по Spark SQL DataFrame - Введение в DataFrame<text:line-break/><text:line-break/>3. Потоковая передача Spark:<text:line-break/>Это основное расширение Spark, которое позволяет обрабатывать потоки в реальном времени из нескольких источников. Например Flume и Kafka. Чтобы предложить унифицированную непрерывную абстракцию DataFrame, которую можно использовать для интерактивных и пакетных запросов, эти два источника работают вместе. Он предлагает масштабируемую, высокопроизводительную и отказоустойчивую обработку. Для получения более подробной информации о Spark Streaming. см. ссылку: Учебное пособие по потоковой передаче Spark для начинающих.</text:p>
            <text:p text:style-name="P11"/>
            <text:p text:style-name="P11">Spark Streaming<text:line-break/><text:line-break/>Spark Streaming - одна из тех уникальных функций, которые позволили Spark потенциально взять на себя роль Apache Storm. Spark Streaming в основном позволяет<text:line-break/>вы можете создавать аналитические и интерактивные приложения для потоковой передачи данных в реальном времени. Вы можете выполнить потоковую передачу данных, а затем<text:line-break/>Spark может запускать свои операции из потоковых данных.<text:line-break/><text:line-break/>4. GraphX<text:line-break/>Это еще один пример абстракции специализированных данных. Это позволяет разработчикам анализировать социальные сети. Кроме того, другие графики наряду с двумерными данными в формате Excel. Для получения более подробной информации о GaphX. ссылка: Apache Spark GraphX</text:p>
            <text:p text:style-name="P11"/>
            <text:p text:style-name="P11">Для графиков и графических вычислений у Spark есть собственный механизм вычисления графов, называемый GraphX. Он похож на другой широко используемый график.<text:line-break/>инструменты обработки или базы данных.<text:line-break/><text:soft-page-break/><text:line-break/>SparkR<text:line-break/>SparkR - это пакет для языка R, позволяющий пользователям R использовать возможности Spark из оболочки R.</text:p>
            <text:p text:style-name="P11"/>
            <text:p text:style-name="P11"><text:span text:style-name="T5">5. </text:span>MLLib<text:line-break/><text:line-break/>MLLib - это библиотека машинного обучения, подобная Mahout. Он построен на основе Spark и поддерживает множество алгоритмов машинного обучения.<text:line-break/>Но главное отличие Mahout в том, что он работает почти в 100 раз быстрее, чем MapReduce.</text:p>
          </table:table-cell>
        </table:table-row>
        <table:table-row table:style-name="TableLine94190874963504">
          <table:table-cell table:style-name="Таблица1.A23" office:value-type="string">
            <text:p text:style-name="P3"/>
          </table:table-cell>
          <table:table-cell table:style-name="Таблица1.B23" office:value-type="string">
            <text:p text:style-name="P14"/>
          </table:table-cell>
          <table:table-cell table:style-name="Таблица1.C23" office:value-type="string">
            <text:p text:style-name="P5"/>
          </table:table-cell>
        </table:table-row>
        <table:table-row table:style-name="TableLine94190874963504">
          <table:table-cell table:style-name="Таблица1.A24" office:value-type="string">
            <text:p text:style-name="P3"/>
          </table:table-cell>
          <table:table-cell table:style-name="Таблица1.B24" office:value-type="string">
            <text:p text:style-name="P14"/>
          </table:table-cell>
          <table:table-cell table:style-name="Таблица1.C24" office:value-type="string">
            <text:p text:style-name="P5"/>
          </table:table-cell>
        </table:table-row>
        <table:table-row table:style-name="TableLine94190874963504">
          <table:table-cell table:style-name="Таблица1.A25" office:value-type="string">
            <text:p text:style-name="P3"/>
          </table:table-cell>
          <table:table-cell table:style-name="Таблица1.B25" office:value-type="string">
            <text:p text:style-name="P14"/>
          </table:table-cell>
          <table:table-cell table:style-name="Таблица1.C25" office:value-type="string">
            <text:p text:style-name="P5"/>
          </table:table-cell>
        </table:table-row>
        <table:table-row table:style-name="TableLine94190874963504">
          <table:table-cell table:style-name="Таблица1.A1" office:value-type="string">
            <text:p text:style-name="P3"/>
          </table:table-cell>
          <table:table-cell table:style-name="Таблица1.B26" office:value-type="string">
            <text:p text:style-name="P14"/>
          </table:table-cell>
          <table:table-cell table:style-name="Таблица1.A1" office:value-type="string">
            <text:p text:style-name="P5"/>
          </table:table-cell>
        </table:table-row>
      </table:table>
      <text:p text:style-name="Text_20_body"><text:line-break/><text:line-break/><text:line-break/><text:line-break/><text:span text:style-name="Strong_20_Emphasis">Que 11. What are the abstractions of Apache Spark?</text:span><text:line-break/><text:a xlink:type="simple" xlink:href="https://data-flair.training/forums/topic/how-many-abstractions-are-provided-by-apache-spark#post-2231" text:style-name="Internet_20_link" text:visited-style-name="Visited_20_Internet_20_Link"><text:span text:style-name="Strong_20_Emphasis">View Answer</text:span></text:a><text:line-break/><text:span text:style-name="Strong_20_Emphasis">Que 12. How can we create RDD in Apache Spark? </text:span><text:line-break/><text:a xlink:type="simple" xlink:href="https://data-flair.training/forums/topic/how-can-we-create-rdd-in-apache-spark" text:style-name="Internet_20_link" text:visited-style-name="Visited_20_Internet_20_Link"><text:span text:style-name="Strong_20_Emphasis">View Answer</text:span></text:a><text:line-break/><text:span text:style-name="Strong_20_Emphasis">Que 13. Why is Spark RDD immutable?</text:span><text:line-break/><text:a xlink:type="simple" xlink:href="https://data-flair.training/forums/topic/why-rdd-is-immutable" text:style-name="Internet_20_link" text:visited-style-name="Visited_20_Internet_20_Link"><text:span text:style-name="Strong_20_Emphasis">View Answer</text:span></text:a><text:line-break/><text:span text:style-name="Strong_20_Emphasis">Que 14. Explain the term paired RDD in Apache Spark</text:span><text:line-break/><text:a xlink:type="simple" xlink:href="https://data-flair.training/forums/topic/explain-the-term-paired-rdd-in-apache-spark" text:style-name="Internet_20_link" text:visited-style-name="Visited_20_Internet_20_Link"><text:span text:style-name="Strong_20_Emphasis">View Answer</text:span></text:a><text:line-break/><text:span text:style-name="Strong_20_Emphasis">Que 15. How is RDD in Spark different from Distributed Storage Management?</text:span><text:line-break/><text:a xlink:type="simple" xlink:href="https://data-flair.training/forums/topic/how-is-rdd-in-apache-spark-different-from-distributed-storage-management" text:style-name="Internet_20_link" text:visited-style-name="Visited_20_Internet_20_Link"><text:span text:style-name="Strong_20_Emphasis">View Answer</text:span></text:a><text:line-break/><text:span text:style-name="Strong_20_Emphasis">Que 16. Explain transformation and action in RDD in Apache Spark.</text:span><text:line-break/><text:a xlink:type="simple" xlink:href="https://data-flair.training/forums/topic/explain-transformation-and-action-in-rdd-in-apache-spark" text:style-name="Internet_20_link" text:visited-style-name="Visited_20_Internet_20_Link"><text:span text:style-name="Strong_20_Emphasis">View Answer</text:span></text:a><text:line-break/><text:span text:style-name="Strong_20_Emphasis">Que 17. What are the types of Apache Spark transformation?</text:span><text:line-break/><text:a xlink:type="simple" xlink:href="https://data-flair.training/forums/topic/what-are-the-types-of-apache-spark-transformation" text:style-name="Internet_20_link" text:visited-style-name="Visited_20_Internet_20_Link"><text:span text:style-name="Strong_20_Emphasis">View Answer</text:span></text:a><text:line-break/><text:span text:style-name="Strong_20_Emphasis">Que 18. Explain the RDD properties.</text:span><text:line-break/><text:a xlink:type="simple" xlink:href="https://data-flair.training/forums/topic/explain-the-rdd-properties" text:style-name="Internet_20_link" text:visited-style-name="Visited_20_Internet_20_Link"><text:span text:style-name="Strong_20_Emphasis">View Answer</text:span></text:a><text:line-break/><text:span text:style-name="Strong_20_Emphasis">Que 19. What is lineage graph in Apache Spark? </text:span><text:line-break/><text:a xlink:type="simple" xlink:href="https://data-flair.training/forums/topic/what-is-lineage-graph-in-apache-spark" text:style-name="Internet_20_link" text:visited-style-name="Visited_20_Internet_20_Link"><text:span text:style-name="Strong_20_Emphasis">View Answer</text:span></text:a><text:line-break/><text:span text:style-name="Strong_20_Emphasis">Que 20.  Explain the terms  Spark Partitions and Partitioners.</text:span><text:line-break/><text:a xlink:type="simple" xlink:href="https://data-flair.training/forums/topic/explain-the-terms-partitions-and-partitioners" text:style-name="Internet_20_link" text:visited-style-name="Visited_20_Internet_20_Link"><text:span text:style-name="Strong_20_Emphasis">View Answer</text:span></text:a><text:line-break/><text:span text:style-name="Strong_20_Emphasis">Que 21. By Default, how many partitions are created in RDD in Apache Spark?</text:span><text:line-break/><text:a xlink:type="simple" xlink:href="https://data-flair.training/forums/topic/by-default-how-many-partitions-are-created" text:style-name="Internet_20_link" text:visited-style-name="Visited_20_Internet_20_Link"><text:span text:style-name="Strong_20_Emphasis">View Answer</text:span></text:a><text:line-break/><text:span text:style-name="Strong_20_Emphasis">Que 22. What is Spark DataFrames?</text:span><text:line-break/><text:a xlink:type="simple" xlink:href="https://data-flair.training/forums/topic/what-is-dataframes-in-spark" text:style-name="Internet_20_link" text:visited-style-name="Visited_20_Internet_20_Link"><text:span text:style-name="Strong_20_Emphasis">View Answer</text:span></text:a><text:line-break/><text:soft-page-break/><text:span text:style-name="Strong_20_Emphasis">Que 23. What are benefits of DataFrame in Spark?</text:span><text:line-break/><text:a xlink:type="simple" xlink:href="https://data-flair.training/forums/topic/what-are-benefits-of-dataframe-in-spark#post-1611" text:style-name="Internet_20_link" text:visited-style-name="Visited_20_Internet_20_Link"><text:span text:style-name="Strong_20_Emphasis">View Answer</text:span></text:a><text:line-break/><text:span text:style-name="Strong_20_Emphasis">Que 24. What is Spark Dataset?</text:span><text:line-break/><text:a xlink:type="simple" xlink:href="https://data-flair.training/forums/topic/what-is-dataset-in-spark" text:style-name="Internet_20_link" text:visited-style-name="Visited_20_Internet_20_Link"><text:span text:style-name="Strong_20_Emphasis">View Answer</text:span></text:a><text:line-break/><text:span text:style-name="Strong_20_Emphasis">Que 25. What are the advantages of datasets in spark?</text:span><text:line-break/><text:a xlink:type="simple" xlink:href="https://data-flair.training/forums/topic/what-are-the-advantages-of-datasets-in-spark" text:style-name="Internet_20_link" text:visited-style-name="Visited_20_Internet_20_Link"><text:span text:style-name="Strong_20_Emphasis">View Answer</text:span></text:a><text:line-break/><text:span text:style-name="Strong_20_Emphasis">Que 26. What is Directed Acyclic Graph in Apache Spark?</text:span><text:line-break/><text:a xlink:type="simple" xlink:href="https://data-flair.training/forums/topic/what-is-directed-acyclic-graph-in-apache-spark" text:style-name="Internet_20_link" text:visited-style-name="Visited_20_Internet_20_Link"><text:span text:style-name="Strong_20_Emphasis">View Answer</text:span></text:a><text:line-break/><text:span text:style-name="Strong_20_Emphasis">Que 27. What is the need for Spark DAG?</text:span><text:line-break/><text:a xlink:type="simple" xlink:href="https://data-flair.training/forums/topic/what-is-the-need-for-dag-in-the-spark#post-2226" text:style-name="Internet_20_link" text:visited-style-name="Visited_20_Internet_20_Link"><text:span text:style-name="Strong_20_Emphasis">View Answer</text:span></text:a><text:line-break/><text:span text:style-name="Strong_20_Emphasis">Que 28.What is the difference between DAG and Lineage?</text:span><text:line-break/><text:a xlink:type="simple" xlink:href="https://data-flair.training/forums/topic/what-is-the-difference-between-dag-and-lineage" text:style-name="Internet_20_link" text:visited-style-name="Visited_20_Internet_20_Link"><text:span text:style-name="Strong_20_Emphasis">View Answer</text:span></text:a><text:line-break/><text:span text:style-name="Strong_20_Emphasis">Que 29. What is the difference between Caching and Persistence in Apache Spark?</text:span><text:line-break/><text:a xlink:type="simple" xlink:href="https://data-flair.training/forums/topic/what-is-difference-between-caching-and-persistence#post-45" text:style-name="Internet_20_link" text:visited-style-name="Visited_20_Internet_20_Link"><text:span text:style-name="Strong_20_Emphasis">View Answer</text:span></text:a><text:line-break/><text:span text:style-name="Strong_20_Emphasis">Que 30. What are the limitations of Apache Spark?</text:span><text:line-break/><text:a xlink:type="simple" xlink:href="https://data-flair.training/forums/topic/what-are-the-limitations-of-apache-spark" text:style-name="Internet_20_link" text:visited-style-name="Visited_20_Internet_20_Link"><text:span text:style-name="Strong_20_Emphasis">View Answer</text:span></text:a><text:line-break/><text:span text:style-name="Strong_20_Emphasis">Que 31. Different Running Modes of Apache Spark </text:span><text:line-break/><text:a xlink:type="simple" xlink:href="https://data-flair.training/forums/topic/different-running-modes-of-apache-spark" text:style-name="Internet_20_link" text:visited-style-name="Visited_20_Internet_20_Link"><text:span text:style-name="Strong_20_Emphasis">View Answer</text:span></text:a><text:line-break/><text:span text:style-name="Strong_20_Emphasis">Que 32. What are the different ways of representing data in Spark? </text:span><text:line-break/><text:a xlink:type="simple" xlink:href="https://data-flair.training/forums/topic/what-are-the-different-ways-of-representing-data-in-spark" text:style-name="Internet_20_link" text:visited-style-name="Visited_20_Internet_20_Link"><text:span text:style-name="Strong_20_Emphasis">View Answer</text:span></text:a><text:line-break/><text:span text:style-name="Strong_20_Emphasis">Que 33. What is write ahead log(journaling) in Spark? </text:span><text:line-break/><text:a xlink:type="simple" xlink:href="https://data-flair.training/forums/topic/what-is-write-ahead-logjournaling-in-spark" text:style-name="Internet_20_link" text:visited-style-name="Visited_20_Internet_20_Link"><text:span text:style-name="Strong_20_Emphasis">View Answer</text:span></text:a><text:line-break/><text:span text:style-name="Strong_20_Emphasis">Que 34. Explain catalyst query optimizer in Apache Spark.</text:span><text:line-break/><text:a xlink:type="simple" xlink:href="https://data-flair.training/forums/topic/explain-catalyst-query-optimizer-in-apache-spark" text:style-name="Internet_20_link" text:visited-style-name="Visited_20_Internet_20_Link"><text:span text:style-name="Strong_20_Emphasis">View Answer</text:span></text:a><text:line-break/><text:span text:style-name="Strong_20_Emphasis">Que 35. What are shared variables in Apache Spark?</text:span><text:line-break/><text:a xlink:type="simple" xlink:href="https://data-flair.training/forums/topic/what-are-shared-variables-in-apache-spark" text:style-name="Internet_20_link" text:visited-style-name="Visited_20_Internet_20_Link"><text:span text:style-name="Strong_20_Emphasis">View Answer</text:span></text:a><text:line-break/><text:span text:style-name="Strong_20_Emphasis">Que 36. How does Apache Spark handles accumulated Metadata?</text:span><text:line-break/><text:a xlink:type="simple" xlink:href="https://data-flair.training/forums/topic/how-does-apache-spark-handles-accumulated-meta-data" text:style-name="Internet_20_link" text:visited-style-name="Visited_20_Internet_20_Link"><text:span text:style-name="Strong_20_Emphasis">View Answer</text:span></text:a><text:line-break/><text:span text:style-name="Strong_20_Emphasis">Que 37. What is Apache Spark Machine learning library? </text:span><text:line-break/><text:a xlink:type="simple" xlink:href="https://data-flair.training/forums/topic/what-is-apache-spark-machine-learning-library" text:style-name="Internet_20_link" text:visited-style-name="Visited_20_Internet_20_Link"><text:span text:style-name="Strong_20_Emphasis">View Answer</text:span></text:a><text:line-break/><text:span text:style-name="Strong_20_Emphasis">Que 38. List commonly used Machine Learning Algorithm.</text:span><text:line-break/><text:a xlink:type="simple" xlink:href="https://data-flair.training/forums/topic/list-commonly-used-machine-learning-algorithm" text:style-name="Internet_20_link" text:visited-style-name="Visited_20_Internet_20_Link"><text:span text:style-name="Strong_20_Emphasis">View Answer</text:span></text:a><text:line-break/><text:span text:style-name="Strong_20_Emphasis">Que 39. What is the difference between DSM and RDD?</text:span><text:line-break/><text:a xlink:type="simple" xlink:href="https://data-flair.training/forums/topic/what-is-the-difference-between-dsm-and-rdd-1" text:style-name="Internet_20_link" text:visited-style-name="Visited_20_Internet_20_Link"><text:span text:style-name="Strong_20_Emphasis">View Answer</text:span></text:a><text:line-break/><text:span text:style-name="Strong_20_Emphasis">Que 40. List the advantage of Parquet file in Apache Spark.</text:span><text:line-break/><text:a xlink:type="simple" xlink:href="https://data-flair.training/forums/topic/list-the-advantage-of-parquet-file-in-apache-spark" text:style-name="Internet_20_link" text:visited-style-name="Visited_20_Internet_20_Link"><text:span text:style-name="Strong_20_Emphasis">View Answer</text:span></text:a><text:line-break/><text:span text:style-name="Strong_20_Emphasis">Que 41. What is lazy evaluation in Spark? </text:span><text:line-break/><text:a xlink:type="simple" xlink:href="https://data-flair.training/forums/topic/what-is-lazy-evaluation-in-spark" text:style-name="Internet_20_link" text:visited-style-name="Visited_20_Internet_20_Link"><text:span text:style-name="Strong_20_Emphasis">View Answer</text:span></text:a><text:line-break/><text:span text:style-name="Strong_20_Emphasis">Que 42. What are the benefits of Spark lazy evaluation?</text:span><text:line-break/><text:a xlink:type="simple" xlink:href="https://data-flair.training/forums/topic/what-are-the-benefits-of-lazy-evaluation-in-spark" text:style-name="Internet_20_link" text:visited-style-name="Visited_20_Internet_20_Link"><text:span text:style-name="Strong_20_Emphasis">View Answer</text:span></text:a><text:line-break/><text:span text:style-name="Strong_20_Emphasis">Que 43. How much faster is Apache spark than Hadoop?</text:span><text:line-break/><text:a xlink:type="simple" xlink:href="https://data-flair.training/forums/topic/how-much-faster-is-apache-spark-than-hadoop" text:style-name="Internet_20_link" text:visited-style-name="Visited_20_Internet_20_Link"><text:span text:style-name="Strong_20_Emphasis">View Answer</text:span></text:a><text:line-break/><text:span text:style-name="Strong_20_Emphasis">Que 44. What are the ways to launch Apache Spark over YARN?</text:span><text:line-break/><text:a xlink:type="simple" xlink:href="https://data-flair.training/forums/topic/what-are-the-ways-to-launch-apache-spark-over-yarn" text:style-name="Internet_20_link" text:visited-style-name="Visited_20_Internet_20_Link"><text:span text:style-name="Strong_20_Emphasis">View Answer</text:span></text:a><text:line-break/><text:span text:style-name="Strong_20_Emphasis">Que 45. Explain various cluster manager in Apache Spark?</text:span><text:line-break/><text:a xlink:type="simple" xlink:href="https://data-flair.training/forums/topic/explain-various-cluster-manager-in-apache-spark" text:style-name="Internet_20_link" text:visited-style-name="Visited_20_Internet_20_Link"><text:span text:style-name="Strong_20_Emphasis">View Answer</text:span></text:a><text:line-break/><text:soft-page-break/><text:span text:style-name="Strong_20_Emphasis">Que 46. What is Speculative Execution in Apache Spark?</text:span><text:line-break/><text:a xlink:type="simple" xlink:href="https://data-flair.training/forums/topic/speculative-execution-in-apache-spark" text:style-name="Internet_20_link" text:visited-style-name="Visited_20_Internet_20_Link"><text:span text:style-name="Strong_20_Emphasis">View Answer</text:span></text:a><text:line-break/><text:span text:style-name="Strong_20_Emphasis">Que 47. How can data transfer be minimized when working with Apache Spark?</text:span><text:line-break/><text:a xlink:type="simple" xlink:href="https://data-flair.training/forums/topic/how-can-data-transfer-be-minimized-when-working-with-apache-spark" text:style-name="Internet_20_link" text:visited-style-name="Visited_20_Internet_20_Link"><text:span text:style-name="Strong_20_Emphasis">View Answer</text:span></text:a><text:line-break/><text:span text:style-name="Strong_20_Emphasis">Que 48. What are the cases where Apache Spark surpasses Hadoop?</text:span><text:line-break/><text:a xlink:type="simple" xlink:href="https://data-flair.training/forums/topic/what-are-the-cases-where-apache-spark-surpasses-hadoop" text:style-name="Internet_20_link" text:visited-style-name="Visited_20_Internet_20_Link"><text:span text:style-name="Strong_20_Emphasis">View Answer</text:span></text:a><text:line-break/><text:span text:style-name="Strong_20_Emphasis">Que 49. What is action, how it process data in apache spark</text:span><text:line-break/><text:a xlink:type="simple" xlink:href="https://data-flair.training/forums/topic/what-is-action-how-it-process-data-in-spark" text:style-name="Internet_20_link" text:visited-style-name="Visited_20_Internet_20_Link"><text:span text:style-name="Strong_20_Emphasis">View Answer</text:span></text:a><text:line-break/><text:span text:style-name="Strong_20_Emphasis">Que 50. How is fault tolerance achieved in Apache Spark?</text:span><text:line-break/><text:a xlink:type="simple" xlink:href="https://data-flair.training/forums/topic/how-is-fault-tolerance-achieved-in-apache-spark" text:style-name="Internet_20_link" text:visited-style-name="Visited_20_Internet_20_Link"><text:span text:style-name="Strong_20_Emphasis">View Answer</text:span></text:a><text:line-break/><text:span text:style-name="Strong_20_Emphasis">Que 51. What is the role of Spark Driver in spark applications?</text:span><text:line-break/><text:a xlink:type="simple" xlink:href="https://data-flair.training/forums/topic/what-is-the-role-of-spark-driver-in-spark-applications" text:style-name="Internet_20_link" text:visited-style-name="Visited_20_Internet_20_Link"><text:span text:style-name="Strong_20_Emphasis">View Answer</text:span></text:a><text:line-break/><text:span text:style-name="Strong_20_Emphasis">Que 52. What is worker node in Apache Spark cluster?</text:span><text:line-break/><text:a xlink:type="simple" xlink:href="https://data-flair.training/forums/topic/what-is-worker-node-in-apache-spark-cluster" text:style-name="Internet_20_link" text:visited-style-name="Visited_20_Internet_20_Link"><text:span text:style-name="Strong_20_Emphasis">View Answer</text:span></text:a><text:line-break/><text:span text:style-name="Strong_20_Emphasis">Que 53. Why is Transformation lazy in Spark?</text:span><text:line-break/><text:a xlink:type="simple" xlink:href="https://data-flair.training/forums/topic/why-transformation-is-lazy-in-spark" text:style-name="Internet_20_link" text:visited-style-name="Visited_20_Internet_20_Link"><text:span text:style-name="Strong_20_Emphasis">View Answer</text:span></text:a><text:line-break/><text:span text:style-name="Strong_20_Emphasis">Que 54. Can I run Apache Spark without Hadoop?</text:span><text:line-break/><text:a xlink:type="simple" xlink:href="https://data-flair.training/forums/topic/can-i-run-apache-spark-without-hadoop" text:style-name="Internet_20_link" text:visited-style-name="Visited_20_Internet_20_Link"><text:span text:style-name="Strong_20_Emphasis">View Answer</text:span></text:a><text:line-break/><text:span text:style-name="Strong_20_Emphasis">Que 55. Explain Accumulator in Spark.</text:span><text:line-break/><text:a xlink:type="simple" xlink:href="https://data-flair.training/forums/topic/explain-accumulator-in-detail" text:style-name="Internet_20_link" text:visited-style-name="Visited_20_Internet_20_Link"><text:span text:style-name="Strong_20_Emphasis">View Answer</text:span></text:a><text:line-break/><text:span text:style-name="Strong_20_Emphasis">Que 56.  What is the role of Driver program in Spark Application?</text:span><text:line-break/><text:a xlink:type="simple" xlink:href="https://data-flair.training/forums/topic/what-is-role-of-driver-program-in-spark-application" text:style-name="Internet_20_link" text:visited-style-name="Visited_20_Internet_20_Link"><text:span text:style-name="Strong_20_Emphasis">View Answer</text:span></text:a><text:line-break/><text:span text:style-name="Strong_20_Emphasis">Que 57. How to identify that given operation is Transformation/Action in your program?</text:span><text:line-break/><text:a xlink:type="simple" xlink:href="https://data-flair.training/forums/topic/how-to-identify-that-given-operation-is-transformationaction-in-your-program" text:style-name="Internet_20_link" text:visited-style-name="Visited_20_Internet_20_Link"><text:span text:style-name="Strong_20_Emphasis">View Answer</text:span></text:a><text:line-break/><text:span text:style-name="Strong_20_Emphasis">Que 58. Name the two types of shared variable available in Apache Spark.</text:span><text:line-break/><text:a xlink:type="simple" xlink:href="https://data-flair.training/forums/topic/name-the-two-types-of-shared-variable-available-in-apache-spark" text:style-name="Internet_20_link" text:visited-style-name="Visited_20_Internet_20_Link"><text:span text:style-name="Strong_20_Emphasis">View Answer</text:span></text:a><text:line-break/><text:span text:style-name="Strong_20_Emphasis">Que 59. What are the common faults of the developer while using Apache Spark? </text:span><text:line-break/><text:a xlink:type="simple" xlink:href="https://data-flair.training/forums/topic/what-are-the-common-faults-of-developer-while-using-apache-spark" text:style-name="Internet_20_link" text:visited-style-name="Visited_20_Internet_20_Link"><text:span text:style-name="Strong_20_Emphasis">View Answer</text:span></text:a><text:line-break/><text:span text:style-name="Strong_20_Emphasis">Que 60. By Default, how many partitions are created in RDD in Apache Spark?</text:span><text:line-break/><text:a xlink:type="simple" xlink:href="https://data-flair.training/forums/topic/by-default-how-many-partitions-are-created" text:style-name="Internet_20_link" text:visited-style-name="Visited_20_Internet_20_Link"><text:span text:style-name="Strong_20_Emphasis">View Answer</text:span></text:a><text:line-break/><text:span text:style-name="Strong_20_Emphasis">Que 61. Why we need compression and what are the different compression format supported?</text:span><text:line-break/><text:a xlink:type="simple" xlink:href="https://data-flair.training/forums/topic/why-we-need-compression-and-what-the-different-compression-format-supported" text:style-name="Internet_20_link" text:visited-style-name="Visited_20_Internet_20_Link"><text:span text:style-name="Strong_20_Emphasis">View Answer</text:span></text:a><text:line-break/><text:span text:style-name="Strong_20_Emphasis">Que 62. Explain the filter transformation.</text:span><text:line-break/><text:a xlink:type="simple" xlink:href="https://data-flair.training/forums/topic/explain-the-filter-transformation" text:style-name="Internet_20_link" text:visited-style-name="Visited_20_Internet_20_Link"><text:span text:style-name="Strong_20_Emphasis">View Answer</text:span></text:a><text:line-break/><text:span text:style-name="Strong_20_Emphasis">Que 63. How to start and stop spark in interactive shell?</text:span><text:line-break/><text:a xlink:type="simple" xlink:href="https://data-flair.training/forums/topic/what-is-the-command-to-start-and-stop-the-spark-in-interactive-shell" text:style-name="Internet_20_link" text:visited-style-name="Visited_20_Internet_20_Link"><text:span text:style-name="Strong_20_Emphasis">View Answer</text:span></text:a><text:line-break/><text:span text:style-name="Strong_20_Emphasis">Que 64. Explain sortByKey() operation.</text:span><text:line-break/><text:a xlink:type="simple" xlink:href="https://data-flair.training/forums/topic/explain-sortbykey-operation" text:style-name="Internet_20_link" text:visited-style-name="Visited_20_Internet_20_Link"><text:span text:style-name="Strong_20_Emphasis">View Answer</text:span></text:a><text:line-break/><text:span text:style-name="Strong_20_Emphasis">Que 65. Explain distnct(),union(),intersection() and substract() transformation in Spark</text:span><text:line-break/><text:a xlink:type="simple" xlink:href="https://data-flair.training/forums/topic/explain-distnct-union-intersection-and-substract-transformation" text:style-name="Internet_20_link" text:visited-style-name="Visited_20_Internet_20_Link"><text:span text:style-name="Strong_20_Emphasis">View Answer</text:span></text:a><text:line-break/><text:span text:style-name="Strong_20_Emphasis">Que 66.Explain foreach() operation in apache spark</text:span><text:line-break/><text:a xlink:type="simple" xlink:href="https://data-flair.training/forums/topic/explain-foreach-operation" text:style-name="Internet_20_link" text:visited-style-name="Visited_20_Internet_20_Link"><text:span text:style-name="Strong_20_Emphasis">View Answer</text:span></text:a><text:line-break/><text:span text:style-name="Strong_20_Emphasis">Que 67.groupByKey vs reduceByKey in Apache Spark </text:span><text:line-break/><text:a xlink:type="simple" xlink:href="https://data-flair.training/forums/topic/groupbykey-vs-reducebykey-in-apache-spark" text:style-name="Internet_20_link" text:visited-style-name="Visited_20_Internet_20_Link"><text:span text:style-name="Strong_20_Emphasis">View Answer</text:span></text:a><text:line-break/><text:span text:style-name="Strong_20_Emphasis">Que 68. Explain mapPartitions() and mapPartitionsWithIndex()</text:span><text:line-break/><text:a xlink:type="simple" xlink:href="https://data-flair.training/forums/topic/explain-the-mappartitions-and-mappartitionswithindex" text:style-name="Internet_20_link" text:visited-style-name="Visited_20_Internet_20_Link"><text:span text:style-name="Strong_20_Emphasis">View Answer</text:span></text:a><text:line-break/><text:soft-page-break/><text:span text:style-name="Strong_20_Emphasis">Que 69. What is Map in Apache Spark?</text:span><text:line-break/><text:a xlink:type="simple" xlink:href="https://data-flair.training/forums/topic/what-is-map-in-apache-spark" text:style-name="Internet_20_link" text:visited-style-name="Visited_20_Internet_20_Link"><text:span text:style-name="Strong_20_Emphasis">View Answer</text:span></text:a><text:line-break/><text:span text:style-name="Strong_20_Emphasis">Que 70. What is FlatMap in Apache Spark?</text:span><text:line-break/><text:a xlink:type="simple" xlink:href="https://data-flair.training/forums/topic/what-is-flatmap-in-apache-spark" text:style-name="Internet_20_link" text:visited-style-name="Visited_20_Internet_20_Link"><text:span text:style-name="Strong_20_Emphasis">View Answer</text:span></text:a><text:line-break/><text:span text:style-name="Strong_20_Emphasis">Que 71.Explain fold() operation in Spark.</text:span><text:line-break/><text:a xlink:type="simple" xlink:href="https://data-flair.training/forums/topic/explain-fold-operation" text:style-name="Internet_20_link" text:visited-style-name="Visited_20_Internet_20_Link"><text:span text:style-name="Strong_20_Emphasis">View Answer</text:span></text:a><text:line-break/><text:span text:style-name="Strong_20_Emphasis">Que 72. Explain API createOrReplaceTempView()</text:span><text:line-break/><text:a xlink:type="simple" xlink:href="https://data-flair.training/forums/topic/explain-api-createorreplacetempview" text:style-name="Internet_20_link" text:visited-style-name="Visited_20_Internet_20_Link"><text:span text:style-name="Strong_20_Emphasis">View Answer</text:span></text:a><text:line-break/><text:span text:style-name="Strong_20_Emphasis">Que 73. Explain values() operation in Apache Spark.</text:span><text:line-break/><text:a xlink:type="simple" xlink:href="https://data-flair.training/forums/topic/explain-values-operation" text:style-name="Internet_20_link" text:visited-style-name="Visited_20_Internet_20_Link"><text:span text:style-name="Strong_20_Emphasis">View Answer</text:span></text:a><text:line-break/><text:span text:style-name="Strong_20_Emphasis">Que 74. Explain keys() operation in Apache spark.</text:span><text:line-break/><text:a xlink:type="simple" xlink:href="https://data-flair.training/forums/topic/explain-keys-operation" text:style-name="Internet_20_link" text:visited-style-name="Visited_20_Internet_20_Link"><text:span text:style-name="Strong_20_Emphasis">View Answer</text:span></text:a><text:line-break/><text:span text:style-name="Strong_20_Emphasis">Que 75. Explain textFile Vs wholeTextFile in Spark </text:span><text:line-break/><text:a xlink:type="simple" xlink:href="https://data-flair.training/forums/topic/textfile-vs-wholetextfile-in-spark" text:style-name="Internet_20_link" text:visited-style-name="Visited_20_Internet_20_Link"><text:span text:style-name="Strong_20_Emphasis">View Answer</text:span></text:a><text:line-break/><text:span text:style-name="Strong_20_Emphasis">Que 76. Explain cogroup() operation in Spark</text:span><text:line-break/><text:a xlink:type="simple" xlink:href="https://data-flair.training/forums/topic/explain-cogroup-operation" text:style-name="Internet_20_link" text:visited-style-name="Visited_20_Internet_20_Link"><text:span text:style-name="Strong_20_Emphasis">View Answer</text:span></text:a><text:line-break/><text:span text:style-name="Strong_20_Emphasis">Que 77. Explain pipe() operation in Apache Spark</text:span><text:line-break/><text:a xlink:type="simple" xlink:href="https://data-flair.training/forums/topic/explain-pipe-operation" text:style-name="Internet_20_link" text:visited-style-name="Visited_20_Internet_20_Link"><text:span text:style-name="Strong_20_Emphasis">View Answer</text:span></text:a><text:line-break/><text:span text:style-name="Strong_20_Emphasis">Que 78. Explain Spark coalesce() operation</text:span><text:line-break/><text:a xlink:type="simple" xlink:href="https://data-flair.training/forums/topic/explain-coalesce-operation" text:style-name="Internet_20_link" text:visited-style-name="Visited_20_Internet_20_Link"><text:span text:style-name="Strong_20_Emphasis">View Answer</text:span></text:a><text:line-break/><text:span text:style-name="Strong_20_Emphasis">Que 79.Explain the repartition() operation in Spark</text:span><text:line-break/><text:a xlink:type="simple" xlink:href="https://data-flair.training/forums/topic/explain-the-repartition-operation" text:style-name="Internet_20_link" text:visited-style-name="Visited_20_Internet_20_Link"><text:span text:style-name="Strong_20_Emphasis">View Answer</text:span></text:a><text:line-break/><text:span text:style-name="Strong_20_Emphasis">Que 80. Explain fullOuterJoin() operation in Apache Spark</text:span><text:line-break/><text:a xlink:type="simple" xlink:href="https://data-flair.training/forums/topic/explain-fullouterjoin-operation" text:style-name="Internet_20_link" text:visited-style-name="Visited_20_Internet_20_Link"><text:span text:style-name="Strong_20_Emphasis">View Answer</text:span></text:a><text:line-break/><text:span text:style-name="Strong_20_Emphasis">Que 81. Expain Spark leftOuterJoin() and rightOuterJoin() operation</text:span><text:line-break/><text:a xlink:type="simple" xlink:href="https://data-flair.training/forums/topic/expain-leftouterjoin-and-rightouterjoin-operation" text:style-name="Internet_20_link" text:visited-style-name="Visited_20_Internet_20_Link"><text:span text:style-name="Strong_20_Emphasis">View Answer</text:span></text:a><text:line-break/><text:span text:style-name="Strong_20_Emphasis">Que 82. Explain Spark join() operation</text:span><text:line-break/><text:a xlink:type="simple" xlink:href="https://data-flair.training/forums/topic/explain-join-operation" text:style-name="Internet_20_link" text:visited-style-name="Visited_20_Internet_20_Link"><text:span text:style-name="Strong_20_Emphasis">View Answer</text:span></text:a><text:line-break/><text:span text:style-name="Strong_20_Emphasis">Que 83. Explain the top() and takeOrdered() operation</text:span><text:line-break/><text:a xlink:type="simple" xlink:href="https://data-flair.training/forums/topic/explain-the-top-and-takeordered-operation" text:style-name="Internet_20_link" text:visited-style-name="Visited_20_Internet_20_Link"><text:span text:style-name="Strong_20_Emphasis">View Answer</text:span></text:a><text:line-break/><text:span text:style-name="Strong_20_Emphasis">Que 84. Explain first() operation in Spark</text:span><text:line-break/><text:a xlink:type="simple" xlink:href="https://data-flair.training/forums/topic/explain-first-operation" text:style-name="Internet_20_link" text:visited-style-name="Visited_20_Internet_20_Link"><text:span text:style-name="Strong_20_Emphasis">View Answer</text:span></text:a><text:line-break/><text:span text:style-name="Strong_20_Emphasis">Que 85. Explain sum(), max(), min() operation in Apache Spark</text:span><text:line-break/><text:a xlink:type="simple" xlink:href="https://data-flair.training/forums/topic/explain-sum-max-min-operation" text:style-name="Internet_20_link" text:visited-style-name="Visited_20_Internet_20_Link"><text:span text:style-name="Strong_20_Emphasis">View Answer</text:span></text:a><text:line-break/><text:span text:style-name="Strong_20_Emphasis">Que 86. Explain countByValue() operation in Apache Spark RDD</text:span><text:line-break/><text:a xlink:type="simple" xlink:href="https://data-flair.training/forums/topic/explain-countbyvalue-operation" text:style-name="Internet_20_link" text:visited-style-name="Visited_20_Internet_20_Link"><text:span text:style-name="Strong_20_Emphasis">View Answer</text:span></text:a><text:line-break/><text:span text:style-name="Strong_20_Emphasis">Que 87. Explain the lookup() operation in Spark</text:span><text:line-break/><text:a xlink:type="simple" xlink:href="https://data-flair.training/forums/topic/explain-the-lookup-operation" text:style-name="Internet_20_link" text:visited-style-name="Visited_20_Internet_20_Link"><text:span text:style-name="Strong_20_Emphasis">View Answer</text:span></text:a><text:line-break/><text:span text:style-name="Strong_20_Emphasis">Que 88. Explain Spark countByKey() operation</text:span><text:line-break/><text:a xlink:type="simple" xlink:href="https://data-flair.training/forums/topic/explain-countbykey-operation" text:style-name="Internet_20_link" text:visited-style-name="Visited_20_Internet_20_Link"><text:span text:style-name="Strong_20_Emphasis">View Answer</text:span></text:a><text:line-break/><text:span text:style-name="Strong_20_Emphasis">Que 89. Explain Spark saveAsTextFile() operation</text:span><text:line-break/><text:a xlink:type="simple" xlink:href="https://data-flair.training/forums/topic/explain-saveastextfile-operation" text:style-name="Internet_20_link" text:visited-style-name="Visited_20_Internet_20_Link"><text:span text:style-name="Strong_20_Emphasis">View Answer</text:span></text:a><text:line-break/><text:span text:style-name="Strong_20_Emphasis">Que 90. Explain reduceByKey() Spark operation</text:span><text:line-break/><text:a xlink:type="simple" xlink:href="https://data-flair.training/forums/topic/explain-reducebykey-operation" text:style-name="Internet_20_link" text:visited-style-name="Visited_20_Internet_20_Link"><text:span text:style-name="Strong_20_Emphasis">View Answer</text:span></text:a><text:line-break/><text:span text:style-name="Strong_20_Emphasis">Que 91. Explain the operation reduce() in Spark</text:span><text:line-break/><text:a xlink:type="simple" xlink:href="https://data-flair.training/forums/topic/explain-the-operation-reduce" text:style-name="Internet_20_link" text:visited-style-name="Visited_20_Internet_20_Link"><text:span text:style-name="Strong_20_Emphasis">View Answer</text:span></text:a><text:line-break/><text:soft-page-break/><text:span text:style-name="Strong_20_Emphasis">Que 92.Explain the action count() in Spark RDD</text:span><text:line-break/><text:a xlink:type="simple" xlink:href="https://data-flair.training/forums/topic/explain-the-action-count" text:style-name="Internet_20_link" text:visited-style-name="Visited_20_Internet_20_Link"><text:span text:style-name="Strong_20_Emphasis">View Answer</text:span></text:a><text:line-break/><text:span text:style-name="Strong_20_Emphasis">Que 93. Explain Spark map() transformation</text:span><text:line-break/><text:a xlink:type="simple" xlink:href="https://data-flair.training/forums/topic/explain-the-map-transformation" text:style-name="Internet_20_link" text:visited-style-name="Visited_20_Internet_20_Link"><text:span text:style-name="Strong_20_Emphasis">View Answer</text:span></text:a><text:line-break/><text:span text:style-name="Strong_20_Emphasis">Que 94. Explain the flatMap() transformation in Apache Spark</text:span><text:line-break/><text:a xlink:type="simple" xlink:href="https://data-flair.training/forums/topic/explain-the-filatmap-transformation" text:style-name="Internet_20_link" text:visited-style-name="Visited_20_Internet_20_Link"><text:span text:style-name="Strong_20_Emphasis">View Answer</text:span></text:a><text:line-break/><text:span text:style-name="Strong_20_Emphasis">Que 95. What are the limitations of Apache Spark?</text:span><text:line-break/><text:a xlink:type="simple" xlink:href="https://data-flair.training/forums/topic/what-are-the-limitations-of-apache-spark" text:style-name="Internet_20_link" text:visited-style-name="Visited_20_Internet_20_Link"><text:span text:style-name="Strong_20_Emphasis">View Answer</text:span></text:a><text:line-break/><text:span text:style-name="Strong_20_Emphasis">Que 96. What is Spark SQL?</text:span><text:line-break/><text:a xlink:type="simple" xlink:href="https://data-flair.training/forums/topic/what-is-spark-sql" text:style-name="Internet_20_link" text:visited-style-name="Visited_20_Internet_20_Link"><text:span text:style-name="Strong_20_Emphasis">View Answer</text:span></text:a><text:line-break/><text:span text:style-name="Strong_20_Emphasis">Que 97. Explain Spark SQL caching and uncaching</text:span><text:line-break/><text:a xlink:type="simple" xlink:href="https://data-flair.training/forums/topic/spark-sql-caching-and-uncaching" text:style-name="Internet_20_link" text:visited-style-name="Visited_20_Internet_20_Link"><text:span text:style-name="Strong_20_Emphasis">View Answer</text:span></text:a><text:line-break/><text:span text:style-name="Strong_20_Emphasis">Que 98. Explain Spark streaming</text:span><text:line-break/><text:a xlink:type="simple" xlink:href="https://data-flair.training/forums/topic/explain-spark-streaming" text:style-name="Internet_20_link" text:visited-style-name="Visited_20_Internet_20_Link"><text:span text:style-name="Strong_20_Emphasis">View Answer</text:span></text:a><text:line-break/><text:span text:style-name="Strong_20_Emphasis">Que 99. What is DStream in Apache Spark Streaming?</text:span><text:line-break/><text:a xlink:type="simple" xlink:href="https://data-flair.training/forums/topic/what-is-dstream-in-apache-spark-streaming" text:style-name="Internet_20_link" text:visited-style-name="Visited_20_Internet_20_Link"><text:span text:style-name="Strong_20_Emphasis">View Answer</text:span></text:a><text:line-break/><text:span text:style-name="Strong_20_Emphasis">Que 100. Explain different transformations in DStream in Apache Spark Streaming</text:span><text:line-break/><text:a xlink:type="simple" xlink:href="https://data-flair.training/forums/topic/explain-different-transformations-in-dstream-in-apache-spark-streaming" text:style-name="Internet_20_link" text:visited-style-name="Visited_20_Internet_20_Link"><text:span text:style-name="Strong_20_Emphasis">View Answer</text:span></text:a><text:line-break/><text:span text:style-name="Strong_20_Emphasis">Que 101. What is Starvation scenario in spark streaming</text:span><text:line-break/><text:a xlink:type="simple" xlink:href="https://data-flair.training/forums/topic/what-is-starvation-scenario-in-spark-streaming" text:style-name="Internet_20_link" text:visited-style-name="Visited_20_Internet_20_Link"><text:span text:style-name="Strong_20_Emphasis">View Answer</text:span></text:a><text:line-break/><text:span text:style-name="Strong_20_Emphasis">Que 102.Explain the level of parallelism in spark streaming</text:span><text:line-break/><text:a xlink:type="simple" xlink:href="https://data-flair.training/forums/topic/explain-the-level-of-parallelism" text:style-name="Internet_20_link" text:visited-style-name="Visited_20_Internet_20_Link"><text:span text:style-name="Strong_20_Emphasis">View Answer</text:span></text:a><text:line-break/><text:span text:style-name="Strong_20_Emphasis">Que 103. What are the different input sources for Spark Streaming</text:span><text:line-break/><text:a xlink:type="simple" xlink:href="https://data-flair.training/forums/topic/what-are-the-different-input-sources-for-spark-streaming" text:style-name="Internet_20_link" text:visited-style-name="Visited_20_Internet_20_Link"><text:span text:style-name="Strong_20_Emphasis">View Answer</text:span></text:a><text:line-break/><text:span text:style-name="Strong_20_Emphasis">Que 104. Explain Spark Streaming with Socket</text:span><text:line-break/><text:a xlink:type="simple" xlink:href="https://data-flair.training/forums/topic/spark-streaming-with-socket" text:style-name="Internet_20_link" text:visited-style-name="Visited_20_Internet_20_Link"><text:span text:style-name="Strong_20_Emphasis">View Answer</text:span></text:a><text:line-break/><text:span text:style-name="Strong_20_Emphasis">Que 105.  Define the roles of the file system in any framework?</text:span><text:line-break/><text:a xlink:type="simple" xlink:href="https://data-flair.training/forums/topic/what-is-the-role-of-file-system" text:style-name="Internet_20_link" text:visited-style-name="Visited_20_Internet_20_Link"><text:span text:style-name="Strong_20_Emphasis">View Answer </text:span></text:a><text:line-break/><text:span text:style-name="Strong_20_Emphasis">Que 106. How do you parse data in XML? Which kind of class do you use with Java to parse data?</text:span><text:line-break/><text:a xlink:type="simple" xlink:href="https://data-flair.training/forums/topic/how-do-you-parse-data-in-xml-which-kind-of-class-you-use-with-java-to-pass-data" text:style-name="Internet_20_link" text:visited-style-name="Visited_20_Internet_20_Link"><text:span text:style-name="Strong_20_Emphasis">View Answer </text:span></text:a><text:line-break/><text:span text:style-name="Strong_20_Emphasis">Que 107. What is PageRank in Spark?</text:span><text:line-break/><text:a xlink:type="simple" xlink:href="https://data-flair.training/forums/" text:style-name="Internet_20_link" text:visited-style-name="Visited_20_Internet_20_Link"><text:span text:style-name="Strong_20_Emphasis">View Answer </text:span></text:a><text:line-break/><text:span text:style-name="Strong_20_Emphasis">Que 108. What are the roles and responsibilities of worker nodes in the Apache Spark cluster? Is Worker Node in Spark is same as Slave Node?</text:span><text:line-break/><text:a xlink:type="simple" xlink:href="https://data-flair.training/forums/topic/what-is-worker-node-in-apache-spark-cluster" text:style-name="Internet_20_link" text:visited-style-name="Visited_20_Internet_20_Link"><text:span text:style-name="Strong_20_Emphasis">View Answer </text:span></text:a><text:line-break/><text:span text:style-name="Strong_20_Emphasis">Que 109. How to split single HDFS block into partitions RDD?</text:span><text:line-break/><text:a xlink:type="simple" xlink:href="https://data-flair.training/forums/topic/rdd-partition" text:style-name="Internet_20_link" text:visited-style-name="Visited_20_Internet_20_Link"><text:span text:style-name="Strong_20_Emphasis">View Answer </text:span></text:a><text:line-break/><text:span text:style-name="Strong_20_Emphasis">Que 110. On what all basis can you differentiate RDD, DataFrame, and DataSet?</text:span><text:line-break/><text:a xlink:type="simple" xlink:href="https://data-flair.training/forums/topic/rdds-vs-dataframes" text:style-name="Internet_20_link" text:visited-style-name="Visited_20_Internet_20_Link"><text:span text:style-name="Strong_20_Emphasis">View Answer </text:span></text:a><text:line-break/>So, this was all on Apache spark interview Questions. hope you like the Apache spark interview Questions and Answers explained to i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9T18:53:33.379459481</meta:creation-date>
    <dc:date>2021-10-29T21:25:13.635858769</dc:date>
    <meta:editing-duration>PT15M18S</meta:editing-duration>
    <meta:editing-cycles>3</meta:editing-cycles>
    <meta:generator>LibreOffice/7.2.2.2$Linux_X86_64 LibreOffice_project/20$Build-2</meta:generator>
    <meta:document-statistic meta:table-count="1" meta:image-count="0" meta:object-count="0" meta:page-count="13" meta:paragraph-count="95" meta:word-count="5498" meta:character-count="36729" meta:non-whitespace-character-count="31243"/>
  </office:meta>
</office:document-meta>
</file>